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b0350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e9e5dc" draw:opacity="50%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12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8" style:family="graphic" style:parent-style-name="standard">
      <style:graphic-properties draw:stroke="dash" draw:stroke-dash="Dashed_20__28_var_29__20_4" svg:stroke-width="0.106cm" svg:stroke-color="#ff0000" draw:fill="none" draw:textarea-vertical-align="top" draw:auto-grow-height="false" fo:min-height="0cm" fo:min-width="9.447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fo:min-height="9.487cm" fo:min-width="2.547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20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.76cm" fo:min-width="2.887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.76cm" fo:min-width="1.61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636cm" fo:min-width="1.18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635cm" fo:min-width="1.18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1.18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4.169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42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333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5.1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9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90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0" style:family="graphic" style:parent-style-name="standard">
      <style:graphic-properties draw:stroke="none" svg:stroke-width="0cm" draw:fill="solid" draw:fill-color="#92d050" draw:textarea-vertical-align="top" draw:auto-grow-height="false" draw:fit-to-size="shrink-to-fit" fo:min-height="6.405cm" fo:min-width="17.298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1" style:family="presentation" style:parent-style-name="שני_20_תכנים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12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4" style:family="presentation" style:parent-style-name="שני_20_תכנים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5" style:family="presentation" style:parent-style-name="שני_20_תכנים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7" style:family="presentation" style:parent-style-name="שני_20_תכנים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18" style:family="presentation" style:parent-style-name="שני_20_תכנים-outline1">
      <style:graphic-properties draw:stroke="none" draw:fill="none" fo:min-height="6.365cm"/>
    </style:style>
    <style:style style:name="pr19" style:family="presentation" style:parent-style-name="כותרת_20_ותוכן-outline1">
      <style:graphic-properties draw:stroke="none" svg:stroke-width="0.026cm" draw:stroke-linejoin="miter" draw:fill="none" draw:textarea-vertical-align="top" draw:auto-grow-height="true" draw:fit-to-size="false" fo:min-height="15.446cm" fo:padding-top="0.127cm" fo:padding-bottom="0.127cm" fo:padding-left="0.254cm" fo:padding-right="0.254cm" fo:wrap-option="wrap"/>
    </style:style>
    <style:style style:name="pr20" style:family="presentation" style:parent-style-name="כותרת_20_ותוכן-notes">
      <style:graphic-properties draw:fill-color="#ffffff" fo:min-height="12.792cm"/>
    </style:style>
    <style:style style:name="pr21" style:family="presentation" style:parent-style-name="כותרת_20_בלבד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2" style:family="presentation" style:parent-style-name="כותרת_20_בלבד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23" style:family="presentation" style:parent-style-name="כותרת_20_בלבד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24" style:family="presentation" style:parent-style-name="כותרת_20_ותוכן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5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no-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.507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15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21" style:family="paragraph">
      <style:paragraph-properties fo:margin-top="0cm" fo:margin-bottom="0cm" fo:line-height="100%" fo:text-align="start" style:writing-mode="lr-tb"/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style:paragraph-properties fo:margin-top="0cm" fo:margin-bottom="0cm" fo:line-height="100%" fo:text-align="start" style:writing-mode="rl-tb"/>
    </style:style>
    <style:style style:name="P24" style:family="paragraph">
      <loext:graphic-properties draw:fill="solid" draw:fill-color="#e9e5dc" draw:opacity="50%"/>
      <style:paragraph-properties fo:text-align="start" style:font-independent-line-spacing="true"/>
      <style:text-properties fo:font-size="24pt"/>
    </style:style>
    <style:style style:name="P25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-color="#ffffff"/>
    </style:style>
    <style:style style:name="P27" style:family="paragraph">
      <style:paragraph-properties fo:margin-left="0.728cm" fo:margin-right="0cm" fo:margin-top="0.131cm" fo:margin-bottom="0.212cm" fo:text-align="start" fo:text-indent="-0.727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3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4" style:family="paragraph">
      <loext:graphic-properties draw:fill="solid" draw:fill-color="#92d050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5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hyphenate="false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8" style:family="paragraph">
      <style:paragraph-properties fo:margin-left="0cm" fo:margin-right="0cm" fo:margin-top="0.205cm" fo:margin-bottom="0.212cm" fo:line-height="100%" fo:text-align="start" fo:text-indent="0cm" style:punctuation-wrap="hanging" style:writing-mode="lr-tb"/>
      <style:text-properties fo:hyphenate="false"/>
    </style:style>
    <style:style style:name="P3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0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41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42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43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44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99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6" style:family="text">
      <style:text-properties fo:font-variant="normal" fo:text-transform="none" fo:color="#0070c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0070c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3" style:family="text">
      <style:text-properties fo:font-variant="normal" fo:text-transform="none" fo:color="#80008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6" style:family="text">
      <style:text-properties fo:font-variant="normal" fo:text-transform="none" fo:color="#009933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fo:font-variant="normal" fo:text-transform="none" fo:color="#6600cc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9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0" style:family="text">
      <style:text-properties fo:font-variant="normal" fo:text-transform="none" fo:color="#cc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1" style:family="text">
      <style:text-properties fo:font-variant="normal" fo:text-transform="none" fo:color="#cc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font-variant="normal" fo:text-transform="none" fo:color="#99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italic" style:text-underline-style="none" fo:font-weight="normal" style:font-size-asian="28pt" style:font-style-asian="italic" style:font-weight-asian="normal" style:font-name-complex="Consolas2" style:font-size-complex="28pt" style:font-style-complex="italic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name-complex="Consolas2" style:font-size-complex="32pt" style:font-style-complex="italic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51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5" style:family="text">
      <style:text-properties fo:font-variant="normal" fo:text-transform="none" fo:color="#99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6" style:family="text">
      <style:text-properties fo:font-variant="normal" fo:text-transform="none" fo:color="#ff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58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9" style:family="text">
      <style:text-properties fo:font-variant="normal" fo:text-transform="none" fo:color="#ff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name-complex="Arabic Typesetting" style:font-size-complex="26pt" style:font-style-complex="normal" style:font-weight-complex="bold"/>
    </style:style>
    <style:style style:name="T60" style:family="text">
      <style:text-properties fo:font-variant="normal" fo:text-transform="none" fo:color="#ff0000" style:text-line-through-style="none" style:text-line-through-type="none" style:text-position="0% 100%" style:font-name="Arial2" fo:font-size="13pt" fo:letter-spacing="normal" fo:font-style="normal" style:text-underline-style="none" fo:font-weight="bold" style:font-size-asian="13pt" style:font-style-asian="normal" style:font-weight-asian="bold" style:font-name-complex="Arabic Typesetting" style:font-size-complex="13pt" style:font-style-complex="normal" style:font-weight-complex="bold"/>
    </style:style>
    <style:style style:name="T61" style:family="text">
      <style:text-properties fo:font-variant="normal" fo:text-transform="none" fo:color="#ff0000" style:text-line-through-style="none" style:text-line-through-type="none" style:text-position="0% 100%" style:font-name="Arial2" fo:letter-spacing="normal" fo:font-style="normal" style:text-underline-style="none" fo:font-weight="bold" style:font-style-asian="normal" style:font-weight-asian="bold" style:font-name-complex="Arabic Typesetting" style:font-style-complex="normal" style:font-weight-complex="bold"/>
    </style:style>
    <style:style style:name="T62" style:family="text">
      <style:text-properties fo:font-variant="normal" fo:text-transform="none" fo:color="#0000cc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nsolas2" fo:font-size="30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8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71" style:family="text">
      <style:text-properties fo:font-variant="normal" fo:text-transform="none" fo:color="#cc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name-complex="Consolas2" style:font-size-complex="20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7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6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7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9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0" style:family="text">
      <style:text-properties fo:font-variant="normal" fo:text-transform="none" fo:color="#ff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1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83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6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0.522cm" text:min-label-width="0.722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31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Vi</text:span><text:span text:style-name="T1">rt</text:span><text:span text:style-name="T1">ua</text:span><text:span text:style-name="T1">l </text:span><text:span text:style-name="T1">Cl</text:span><text:span text:style-name="T1">as</text:span><text:span text:style-name="T1">se</text:span><text:span text:style-name="T1">s </text:span><text:span text:style-name="T1">&amp; </text:span><text:span text:style-name="T1">P</text:span><text:span text:style-name="T1">ol</text:span><text:span text:style-name="T1">y</text:span><text:span text:style-name="T1">m</text:span><text:span text:style-name="T1">or</text:span><text:span text:style-name="T1">ph</text:span><text:span text:style-name="T1">is</text:span><text:span text:style-name="T1">m</text:span></text:p>
          </draw:text-box>
        </draw:frame>
        <draw:frame draw:name="כותרת משנה 3" presentation:style-name="pr2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r</text:span><text:span text:style-name="T2">si</text:span><text:span text:style-name="T2">on </text:span><text:span text:style-name="T2">1: </text:span><text:span text:style-name="T2">Dr</text:span><text:span text:style-name="T2">. </text:span><text:span text:style-name="T2">Of</text:span><text:span text:style-name="T2">ir </text:span><text:span text:style-name="T2">P</text:span><text:span text:style-name="T2">el</text:span><text:span text:style-name="T2">e</text:span></text:p>
              </text:list-item>
              <text:list-item>
                <text:p text:style-name="P3"><text:span text:style-name="T2">V</text:span><text:span text:style-name="T2">er</text:span><text:span text:style-name="T2">si</text:span><text:span text:style-name="T2">on </text:span><text:span text:style-name="T2">2: </text:span><text:span text:style-name="T2">Dr</text:span><text:span text:style-name="T2">. </text:span><text:span text:style-name="T2">Mi</text:span><text:span text:style-name="T2">ri </text:span><text:span text:style-name="T2">B</text:span><text:span text:style-name="T2">en</text:span><text:span text:style-name="T2">-</text:span><text:span text:style-name="T2">Ni</text:span><text:span text:style-name="T2">ss</text:span><text:span text:style-name="T2">an</text:span></text:p>
              </text:list-item>
              <text:list-item>
                <text:p text:style-name="P3"><text:span text:style-name="T2">V</text:span><text:span text:style-name="T2">er</text:span><text:span text:style-name="T2">si</text:span><text:span text:style-name="T2">on </text:span><text:span text:style-name="T2">3: </text:span><text:span text:style-name="T2">Dr</text:span><text:span text:style-name="T2">. </text:span><text:span text:style-name="T2">Er</text:span><text:span text:style-name="T2">el </text:span><text:span text:style-name="T2">S</text:span><text:span text:style-name="T2">eg</text:span><text:span text:style-name="T2">al</text:span><text:span text:style-name="T2">-</text:span><text:span text:style-name="T2">H</text:span><text:span text:style-name="T2">al</text:span><text:span text:style-name="T2">ev</text:span><text:span text:style-name="T2">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 (revisited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</text:span><text:span text:style-name="T4">xa</text:span><text:span text:style-name="T4">m</text:span><text:span text:style-name="T4">pl</text:span><text:span text:style-name="T4">e </text:span><text:span text:style-name="T4">(r</text:span><text:span text:style-name="T4">ev</text:span><text:span text:style-name="T4">isi</text:span><text:span text:style-name="T4">te</text:span><text:span text:style-name="T4">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list text:style-name="L3">
              <text:list-item>
                <text:p text:style-name="P11"><text:span text:style-name="T6">We want to implement a graphics system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We plan to have lists of shape. Each shape </text:span><text:span text:style-name="T6">should be able to draw itself, compute its </text:span><text:span text:style-name="T6">size, etc.</text:span></text:p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1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</text:span><text:span text:style-name="T4">ol</text:span><text:span text:style-name="T4">uti</text:span><text:span text:style-name="T4">on </text:span><text:span text:style-name="T4">#1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4" draw:layer="layout" svg:width="23.706cm" svg:height="15.874cm" svg:x="0.847cm" svg:y="2.328cm" presentation:class="outline" presentation:user-transformed="true">
          <draw:text-box>
            <text:p text:style-name="P13"><text:span text:style-name="T7">class</text:span><text:span text:style-name="T8"> Shape { </text:span><text:span text:style-name="T7">public</text:span><text:span text:style-name="T8">: </text:span><text:span text:style-name="T8"><text:line-break/></text:span><text:span text:style-name="T8">   </text:span><text:span text:style-name="T7">enum</text:span><text:span text:style-name="T8"> Type { </text:span><text:span text:style-name="T8"><text:line-break/></text:span><text:span text:style-name="T8">      Square, Circle, Triangle </text:span><text:span text:style-name="T8"><text:line-break/></text:span><text:span text:style-name="T8">   }; </text:span><text:span text:style-name="T8"><text:line-break/></text:span><text:span text:style-name="T8">   Shape( Type t, </text:span><text:span text:style-name="T7">const</text:span><text:span text:style-name="T8"> Point&amp; Center, </text:span></text:p>
            <text:p text:style-name="P13"><text:span text:style-name="T8"><text:s text:c="10"/></text:span><text:span text:style-name="T7">double</text:span><text:span text:style-name="T8"> width, </text:span><text:span text:style-name="T7">double</text:span><text:span text:style-name="T8"> height); </text:span><text:span text:style-name="T8"><text:line-break/></text:span><text:span text:style-name="T8">   </text:span><text:span text:style-name="T7">void</text:span><text:span text:style-name="T8"> draw() </text:span><text:span text:style-name="T7">const</text:span><text:span text:style-name="T8">; </text:span><text:span text:style-name="T8"><text:line-break/></text:span><text:span text:style-name="T8">   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    </text:span><text:span text:style-name="T8"><text:line-break/></text:span><text:span text:style-name="T7">private</text:span><text:span text:style-name="T8">: </text:span><text:span text:style-name="T8"><text:line-break/></text:span><text:span text:style-name="T8">   Type _type; </text:span><text:span text:style-name="T8"><text:line-break/></text:span><text:span text:style-name="T8">   Point _center; </text:span><text:span text:style-name="T8"><text:line-break/></text:span><text:span text:style-name="T8">}; </text:span></text:p>
            <text:p text:style-name="P13"><text:span text:style-name="T9">Cannot add new shapes without adding “if”s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2 – different classes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</text:span><text:span text:style-name="T4">ol</text:span><text:span text:style-name="T4">uti</text:span><text:span text:style-name="T4">on </text:span><text:span text:style-name="T4">#2 </text:span><text:span text:style-name="T4">– </text:span><text:span text:style-name="T4">dif</text:span><text:span text:style-name="T4">fe</text:span><text:span text:style-name="T4">re</text:span><text:span text:style-name="T4">nt </text:span><text:span text:style-name="T4">cl</text:span><text:span text:style-name="T4">as</text:span><text:span text:style-name="T4">se</text:span><text:span text:style-name="T4">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6" draw:layer="layout" svg:width="26.246cm" svg:height="15.874cm" svg:x="0.847cm" svg:y="2.54cm" presentation:class="outline" presentation:user-transformed="true">
          <draw:text-box>
            <text:p text:style-name="P15"><text:span text:style-name="T10">class</text:span><text:span text:style-name="T11"> Squar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draw() </text:span><text:span text:style-name="T10">const</text:span><text:span text:style-name="T11">; </text:span><text:span text:style-name="T11"><text:line-break/></text:span><text:span text:style-name="T11">   </text:span><text:span text:style-name="T10">double</text:span><text:span text:style-name="T11"> area() </text:span><text:span text:style-name="T10">const</text:span><text:span text:style-name="T11">; </text:span><text:span text:style-name="T11"><text:line-break/></text:span><text:span text:style-name="T11">}; </text:span></text:p>
            <text:p text:style-name="P15"><text:span text:style-name="T10">class</text:span><text:span text:style-name="T11"> Circl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draw()</text:span><text:span text:style-name="T10"> const</text:span><text:span text:style-name="T11">; </text:span><text:span text:style-name="T11"><text:line-break/></text:span><text:span text:style-name="T11">   </text:span><text:span text:style-name="T10">double</text:span><text:span text:style-name="T11"> area()</text:span><text:span text:style-name="T10"> const</text:span><text:span text:style-name="T11">; </text:span><text:span text:style-name="T11"><text:line-break/></text:span><text:span text:style-name="T11">}; </text:span></text:p>
            <text:p text:style-name="P15"><text:span text:style-name="T12">Cannot handle an array of different shapes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 – hierarchy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S</text:span><text:span text:style-name="T4">ol</text:span><text:span text:style-name="T4">uti</text:span><text:span text:style-name="T4">on </text:span><text:span text:style-name="T4">#3 </text:span><text:span text:style-name="T4">– </text:span><text:span text:style-name="T4">hi</text:span><text:span text:style-name="T4">er</text:span><text:span text:style-name="T4">ar</text:span><text:span text:style-name="T4">ch</text:span><text:span text:style-name="T4">y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3.917cm" svg:height="15.451cm" svg:x="0.635cm" svg:y="2.54cm" presentation:class="outline" presentation:user-transformed="true">
          <draw:text-box>
            <text:p text:style-name="P13"><text:span text:style-name="T13">class</text:span><text:span text:style-name="T14"> Shape { </text:span><text:span text:style-name="T13">public</text:span><text:span text:style-name="T14">: </text:span><text:span text:style-name="T14"><text:line-break/></text:span><text:span text:style-name="T14"> <text:s/></text:span><text:span text:style-name="T13">void</text:span><text:span text:style-name="T14"> draw() </text:span><text:span text:style-name="T13">const </text:span><text:span text:style-name="T14">{cout&lt;&lt;</text:span><text:span text:style-name="T15">'h'</text:span><text:span text:style-name="T14">;}</text:span><text:span text:style-name="T14"><text:line-break/></text:span><text:span text:style-name="T14"> <text:s/></text:span><text:span text:style-name="T13">double</text:span><text:span text:style-name="T14"> area() </text:span><text:span text:style-name="T13">const</text:span><text:span text:style-name="T14">; </text:span></text:p>
            <text:p text:style-name="P13"><text:span text:style-name="T14"><text:s text:c="2"/></text:span><text:span text:style-name="T13">void</text:span><text:span text:style-name="T14"> drawTwice() </text:span><text:span text:style-name="T13">const </text:span><text:span text:style-name="T14">{draw(); draw();}</text:span><text:span text:style-name="T14"><text:line-break/></text:span><text:span text:style-name="T14">}; </text:span></text:p>
            <text:p text:style-name="P13"><text:span text:style-name="T14"><text:line-break/></text:span><text:span text:style-name="T13">class</text:span><text:span text:style-name="T14"> Square: </text:span><text:span text:style-name="T13">public</text:span><text:span text:style-name="T14"> Shape { </text:span><text:span text:style-name="T13">public</text:span><text:span text:style-name="T14">: </text:span><text:span text:style-name="T14"><text:line-break/></text:span><text:span text:style-name="T14"> <text:s/></text:span><text:span text:style-name="T13">void</text:span><text:span text:style-name="T14"> draw()</text:span><text:span text:style-name="T13"> const </text:span><text:span text:style-name="T14">{cout&lt;&lt;</text:span><text:span text:style-name="T15">'q'</text:span><text:span text:style-name="T14">;}</text:span></text:p>
            <text:p text:style-name="P13"><text:span text:style-name="T13"><text:s text:c="2"/></text:span><text:span text:style-name="T13">double</text:span><text:span text:style-name="T14"> area() </text:span><text:span text:style-name="T13">const</text:span><text:span text:style-name="T14">; </text:span><text:span text:style-name="T14"><text:line-break/></text:span><text:span text:style-name="T14">}; </text:span></text:p>
            <text:p text:style-name="P13"><text:span text:style-name="T14"><text:line-break/></text:span><text:span text:style-name="T13">class</text:span><text:span text:style-name="T14"> Circle: </text:span><text:span text:style-name="T13">public</text:span><text:span text:style-name="T14"> Shape { </text:span><text:span text:style-name="T13">public</text:span><text:span text:style-name="T14">: </text:span><text:span text:style-name="T14"><text:line-break/></text:span><text:span text:style-name="T14"> <text:s/></text:span><text:span text:style-name="T13">void</text:span><text:span text:style-name="T14"> draw() </text:span><text:span text:style-name="T13">const</text:span><text:span text:style-name="T14"> {cout&lt;&lt;</text:span><text:span text:style-name="T15">'c'</text:span><text:span text:style-name="T14">;}</text:span><text:span text:style-name="T14"><text:line-break/></text:span><text:span text:style-name="T14"> <text:s/></text:span><text:span text:style-name="T13">double</text:span><text:span text:style-name="T14"> area() </text:span><text:span text:style-name="T13">const</text:span><text:span text:style-name="T14">; </text:span><text:span text:style-name="T14"><text:line-break/></text:span><text:span text:style-name="T14">}; </text:span><text:span text:style-name="T14"><text:line-break/></text:span><text:span text:style-name="T14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</text:span><text:span text:style-name="T4">ol</text:span><text:span text:style-name="T4">uti</text:span><text:span text:style-name="T4">on </text:span><text:span text:style-name="T4">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6">Shape myShapes[</text:span><text:span text:style-name="T17">2</text:span><text:span text:style-name="T16">]; </text:span><text:span text:style-name="T16"><text:line-break/></text:span><text:span text:style-name="T16">myShapes[</text:span><text:span text:style-name="T17">0</text:span><text:span text:style-name="T16">] = Circle(); </text:span><text:span text:style-name="T16"><text:line-break/></text:span><text:span text:style-name="T16">myShapes[</text:span><text:span text:style-name="T17">1</text:span><text:span text:style-name="T16">] = Square(); </text:span></text:p>
            <text:p text:style-name="P13"><text:span text:style-name="T16">for (…) myShapes[i].draw();</text:span><text:span text:style-name="T16"><text:line-break/></text:span><text:span text:style-name="T16"/></text:p>
            <text:p text:style-name="P13"><text:span text:style-name="T6">What will happen?</text:span></text:p>
            <text:p text:style-name="P13"><text:span text:style-name="T18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</text:span><text:span text:style-name="T4">ol</text:span><text:span text:style-name="T4">uti</text:span><text:span text:style-name="T4">on </text:span><text:span text:style-name="T4">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6">Shape myShapes[</text:span><text:span text:style-name="T17">2</text:span><text:span text:style-name="T16">]; </text:span><text:span text:style-name="T16"><text:line-break/></text:span><text:span text:style-name="T16">myShapes[</text:span><text:span text:style-name="T17">0</text:span><text:span text:style-name="T16">] = Circle(); </text:span><text:span text:style-name="T16"><text:line-break/></text:span><text:span text:style-name="T16">myShapes[</text:span><text:span text:style-name="T17">1</text:span><text:span text:style-name="T16">] = Square(); </text:span><text:span text:style-name="T16"><text:line-break/></text:span><text:span text:style-name="T16"/></text:p>
            <text:p text:style-name="P13"><text:span text:style-name="T6">What will happen?</text:span></text:p>
            <text:p text:style-name="P13"><text:span text:style-name="T19">–</text:span><text:span text:style-name="T19">- The Circle and Square will be constructed </text:span><text:span text:style-name="T19">and then sliced to fit inside the Shape objects.</text:span></text:p>
            <text:p text:style-name="P13"><text:span text:style-name="T19"/></text:p>
            <text:p text:style-name="P13"><text:span text:style-name="T19">“</text:span><text:span text:style-name="T16">myShapes[</text:span><text:span text:style-name="T17">0</text:span><text:span text:style-name="T16">] = Circle()</text:span><text:span text:style-name="T19">” copies from the </text:span><text:span text:style-name="T19">circle, its hidden “Shape” field.</text:span></text:p>
            <text:p text:style-name="P13"><text:span text:style-name="T18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</text:span><text:span text:style-name="T4">ol</text:span><text:span text:style-name="T4">uti</text:span><text:span text:style-name="T4">on </text:span><text:span text:style-name="T4">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6">Shape* myShapes[</text:span><text:span text:style-name="T17">2</text:span><text:span text:style-name="T16">]; </text:span></text:p>
            <text:p text:style-name="P13"><text:span text:style-name="T16">myShapes[</text:span><text:span text:style-name="T17">0</text:span><text:span text:style-name="T16">] = </text:span><text:span text:style-name="T20">new</text:span><text:span text:style-name="T16"> Circle(); </text:span><text:span text:style-name="T16"><text:line-break/></text:span><text:span text:style-name="T16">myShapes[</text:span><text:span text:style-name="T17">1</text:span><text:span text:style-name="T16">] = </text:span><text:span text:style-name="T20">new</text:span><text:span text:style-name="T16"> Square(); </text:span><text:span text:style-name="T16"><text:line-break/></text:span><text:span text:style-name="T16"/></text:p>
            <text:p text:style-name="P13"><text:span text:style-name="T6">What will happen when we call</text:span></text:p>
            <text:p text:style-name="P15"><text:span text:style-name="T16">myShapes[</text:span><text:span text:style-name="T17">0</text:span><text:span text:style-name="T16">]-&gt;draw(); ?</text:span></text:p>
            <text:p text:style-name="P15"><text:span text:style-name="T1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</text:span><text:span text:style-name="T4">ol</text:span><text:span text:style-name="T4">uti</text:span><text:span text:style-name="T4">on </text:span><text:span text:style-name="T4">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6">Shape* myShapes[</text:span><text:span text:style-name="T17">2</text:span><text:span text:style-name="T16">]; </text:span><text:span text:style-name="T16"><text:line-break/></text:span><text:span text:style-name="T16">myShapes[</text:span><text:span text:style-name="T17">0</text:span><text:span text:style-name="T16">] = </text:span><text:span text:style-name="T20">new</text:span><text:span text:style-name="T16"> Circle(); </text:span><text:span text:style-name="T16"><text:line-break/></text:span><text:span text:style-name="T16">myShapes[</text:span><text:span text:style-name="T17">1</text:span><text:span text:style-name="T16">] = </text:span><text:span text:style-name="T20">new</text:span><text:span text:style-name="T16"> Square(); </text:span><text:span text:style-name="T16"><text:line-break/></text:span><text:span text:style-name="T16"/></text:p>
            <text:p text:style-name="P13"><text:span text:style-name="T6">What will happen when we call</text:span></text:p>
            <text:p text:style-name="P15"><text:span text:style-name="T16">myShapes[</text:span><text:span text:style-name="T17">0</text:span><text:span text:style-name="T16">]-&gt;draw(); ?</text:span></text:p>
            <text:p text:style-name="P15"><text:span text:style-name="T16"/></text:p>
            <text:p text:style-name="P13"><text:span text:style-name="T6">No slicing, but still, </text:span><text:span text:style-name="T18">h will be printed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hy?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</text:span><text:span text:style-name="T4">hy</text:span><text:span text:style-name="T4">?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21"/></text:p>
            <text:p text:style-name="P13"><text:span text:style-name="T21">When we write:</text:span></text:p>
            <text:p text:style-name="P15"><text:span text:style-name="T8">Circle circle; </text:span><text:span text:style-name="T8"><text:line-break/></text:span><text:span text:style-name="T8">circle.draw(); </text:span></text:p>
            <text:p text:style-name="P15"><text:span text:style-name="T21">The compiler calls </text:span><text:span text:style-name="T22">Circle::draw()</text:span></text:p>
            <text:p text:style-name="P13"><text:span text:style-name="T23"/></text:p>
            <text:p text:style-name="P13"><text:span text:style-name="T23">When we write:</text:span></text:p>
            <text:p text:style-name="P15"><text:span text:style-name="T24">Shape* p = </text:span><text:span text:style-name="T25">new</text:span><text:span text:style-name="T24"> Circle(); </text:span><text:span text:style-name="T24"><text:line-break/></text:span><text:span text:style-name="T24">p-&gt;draw(); </text:span><text:span text:style-name="T24"><text:line-break/></text:span><text:span text:style-name="T23">The compiler calls </text:span><text:span text:style-name="T24">Shape::draw() </text:span><text:span text:style-name="T24"><text:line-break/></text:span><text:span text:style-name="T23">Why? </text:span><text:span text:style-name="T22">*p</text:span><text:span text:style-name="T23"> has type Shape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lass Hierarchy" draw:style-name="dp3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</text:span><text:span text:style-name="T4">as</text:span><text:span text:style-name="T4">s </text:span><text:span text:style-name="T4">Hi</text:span><text:span text:style-name="T4">er</text:span><text:span text:style-name="T4">ar</text:span><text:span text:style-name="T4">ch</text:span><text:span text:style-name="T4">y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13.081cm" svg:height="15.662cm" svg:x="0.635cm" svg:y="2.752cm" presentation:class="outline" presentation:user-transformed="true">
          <draw:text-box>
            <text:p text:style-name="P13"><text:span text:style-name="T10">class</text:span><text:span text:style-name="T11"> Bas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foo(); </text:span><text:span text:style-name="T11"><text:line-break/></text:span><text:span text:style-name="T11">   </text:span><text:span text:style-name="T10">void</text:span><text:span text:style-name="T11"> bar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: </text:span><text:span text:style-name="T11"><text:line-break/></text:span><text:span text:style-name="T10">public</text:span><text:span text:style-name="T11"> Bas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oid</text:span><text:span text:style-name="T11"> bar(); </text:span><text:span text:style-name="T11"><text:line-break/></text:span><text:span text:style-name="T11">}; </text:span></text:p>
          </draw:text-box>
        </draw:frame>
        <draw:frame draw:name="Rectangle 4" presentation:style-name="pr17" draw:text-style-name="P12" draw:layer="layout" svg:width="10.922cm" svg:height="15.662cm" svg:x="14.478cm" svg:y="2.752cm" presentation:class="outline" presentation:user-transformed="true">
          <draw:text-box>
            <text:p text:style-name="P15"><text:span text:style-name="T26">Derived obj; </text:span><text:span text:style-name="T26"><text:line-break/></text:span><text:span text:style-name="T26">obj.foo();</text:span><text:span text:style-name="T26"><text:line-break/></text:span><text:span text:style-name="T21">Calls </text:span><text:span text:style-name="T22">Base::foo()</text:span></text:p>
            <text:p text:style-name="P13"><text:span text:style-name="T23">Derived does not implement this method</text:span></text:p>
            <text:p text:style-name="P13"><text:span text:style-name="T23"/></text:p>
            <text:p text:style-name="P13"><text:span text:style-name="T27">obj.bar();</text:span></text:p>
            <text:p text:style-name="P13"><text:span text:style-name="T23">Calls</text:span><text:span text:style-name="T22"> Derived::bar()</text:span></text:p>
            <text:p text:style-name="P13"><text:span text:style-name="T23">Two implementations, the more specific is used</text:span></text:p>
            <text:p text:style-name="P13"><text:span text:style-name="T23"/></text:p>
          </draw:text-box>
        </draw:frame>
        <draw:line draw:name="מחבר ישר 5" draw:style-name="gr2" draw:text-style-name="P17" draw:layer="layout" svg:x1="0.423cm" svg:y1="9.948cm" svg:x2="11.43cm" svg:y2="9.949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Overloading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</text:span><text:span text:style-name="T4">he</text:span><text:span text:style-name="T4">rit</text:span><text:span text:style-name="T4">an</text:span><text:span text:style-name="T4">ce </text:span><text:span text:style-name="T4">&amp; </text:span><text:span text:style-name="T4">O</text:span><text:span text:style-name="T4">ve</text:span><text:span text:style-name="T4">rlo</text:span><text:span text:style-name="T4">ad</text:span><text:span text:style-name="T4">in</text:span><text:span text:style-name="T4">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765cm" svg:height="15.662cm" svg:x="0.635cm" svg:y="2.752cm" presentation:class="outline" presentation:user-transformed="true">
          <draw:text-box>
            <text:p text:style-name="P13"><text:span text:style-name="T28">Derived</text:span><text:span text:style-name="T29"> inherits the method</text:span><text:span text:style-name="T28"> foo() </text:span><text:span text:style-name="T29">from </text:span><text:span text:style-name="T28">Base</text:span></text:p>
            <text:list text:style-name="L5">
              <text:list-item>
                <text:list>
                  <text:list-item>
                    <text:p text:style-name="P18"><text:span text:style-name="T29">The inherited class uses methods of the </text:span><text:span text:style-name="T29">base class</text:span></text:p>
                  </text:list-item>
                </text:list>
              </text:list-item>
            </text:list>
            <text:p text:style-name="P19"><text:span text:style-name="T29"/></text:p>
            <text:p text:style-name="P13"><text:span text:style-name="T28">Derived</text:span><text:span text:style-name="T29"> overrides the implementation of </text:span><text:span text:style-name="T28">bar()</text:span></text:p>
            <text:list text:continue-numbering="true" text:style-name="L5">
              <text:list-item>
                <text:list>
                  <text:list-item>
                    <text:p text:style-name="P18"><text:span text:style-name="T29">This mechanism allows an inherited class </text:span><text:span text:style-name="T29">to specialize the implementation </text:span></text:p>
                  </text:list-item>
                </text:list>
              </text:list-item>
            </text:list>
            <text:p text:style-name="P13"><text:span text:style-name="T29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10;(aka early/static binding/resolution)&#9;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3.046cm" svg:x="0.847cm" svg:y="0.763cm" presentation:class="title" presentation:user-transformed="true">
          <draw:text-box>
            <text:p text:style-name="P8"><text:span text:style-name="T4">St</text:span><text:span text:style-name="T4">ati</text:span><text:span text:style-name="T4">c </text:span><text:span text:style-name="T4">re</text:span><text:span text:style-name="T4">so</text:span><text:span text:style-name="T4">lut</text:span><text:span text:style-name="T4">io</text:span><text:span text:style-name="T4">n</text:span><text:span text:style-name="T4"><text:line-break/></text:span><text:span text:style-name="T4">(a</text:span><text:span text:style-name="T4">ka </text:span><text:span text:style-name="T4">ea</text:span><text:span text:style-name="T4">rly</text:span><text:span text:style-name="T4">/st</text:span><text:span text:style-name="T4">ati</text:span><text:span text:style-name="T4">c </text:span><text:span text:style-name="T4">bi</text:span><text:span text:style-name="T4">nd</text:span><text:span text:style-name="T4">in</text:span><text:span text:style-name="T4">g/</text:span><text:span text:style-name="T4">re</text:span><text:span text:style-name="T4">so</text:span><text:span text:style-name="T4">lut</text:span><text:span text:style-name="T4">io</text:span><text:span text:style-name="T4">n)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9;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</text:span><text:span text:style-name="T4">ati</text:span><text:span text:style-name="T4">c </text:span><text:span text:style-name="T4">re</text:span><text:span text:style-name="T4">so</text:span><text:span text:style-name="T4">lut</text:span><text:span text:style-name="T4">io</text:span><text:span text:style-name="T4">n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How does the compiler determine which </text:span><text:span text:style-name="T6">method to call?</text:span></text:p>
            <text:p text:style-name="P13"><text:span text:style-name="T6"/></text:p>
            <text:p text:style-name="P13"><text:span text:style-name="T18">Static Resolution</text:span><text:span text:style-name="T6">:</text:span></text:p>
            <text:p text:style-name="P13"><text:span text:style-name="T6">Based on the type of the </text:span><text:span text:style-name="T30">variable</text:span><text:span text:style-name="T6">.</text:span></text:p>
            <text:list text:style-name="L5">
              <text:list-item>
                <text:list>
                  <text:list-item>
                    <text:p text:style-name="P18"><text:span text:style-name="T18">Not</text:span><text:span text:style-name="T6"> the type of the object!</text:span></text:p>
                  </text:list-item>
                </text:list>
              </text:list-item>
            </text:list>
            <text:p text:style-name="P20"><text:span text:style-name="T6"/></text:p>
            <text:p text:style-name="P13"><text:span text:style-name="T6">The compiler finds the most specific </text:span><text:span text:style-name="T6">implementation of the method, and calls it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 in our example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</text:span><text:span text:style-name="T4">ati</text:span><text:span text:style-name="T4">c </text:span><text:span text:style-name="T4">re</text:span><text:span text:style-name="T4">so</text:span><text:span text:style-name="T4">lut</text:span><text:span text:style-name="T4">io</text:span><text:span text:style-name="T4">n </text:span><text:span text:style-name="T4">in </text:span><text:span text:style-name="T4">ou</text:span><text:span text:style-name="T4">r </text:span><text:span text:style-name="T4">ex</text:span><text:span text:style-name="T4">a</text:span><text:span text:style-name="T4">m</text:span><text:span text:style-name="T4">pl</text:span><text:span text:style-name="T4">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5"><text:span text:style-name="T31">Circle* circle = </text:span><text:span text:style-name="T32">new</text:span><text:span text:style-name="T31"> Circle(</text:span><text:span text:style-name="T33">1</text:span><text:span text:style-name="T31">,</text:span><text:span text:style-name="T33">1</text:span><text:span text:style-name="T31">,</text:span><text:span text:style-name="T33">2</text:span><text:span text:style-name="T31">); </text:span><text:span text:style-name="T31"><text:line-break/></text:span><text:span text:style-name="T31">Square* square = </text:span><text:span text:style-name="T32">new</text:span><text:span text:style-name="T31"> Square(</text:span><text:span text:style-name="T33">2</text:span><text:span text:style-name="T31">,</text:span><text:span text:style-name="T33">2</text:span><text:span text:style-name="T31">,</text:span><text:span text:style-name="T33">1</text:span><text:span text:style-name="T31">); </text:span><text:span text:style-name="T31"><text:line-break/></text:span><text:span text:style-name="T31">Shape* myShapes[</text:span><text:span text:style-name="T33">2</text:span><text:span text:style-name="T31">]; </text:span><text:span text:style-name="T31"><text:line-break/></text:span><text:span text:style-name="T31">myShapes[</text:span><text:span text:style-name="T33">0</text:span><text:span text:style-name="T31">] = circle; </text:span><text:span text:style-name="T31"><text:line-break/></text:span><text:span text:style-name="T31">myShapes[</text:span><text:span text:style-name="T33">1</text:span><text:span text:style-name="T31">] = square; </text:span></text:p>
            <text:p text:style-name="P15"><text:span text:style-name="T31"><text:line-break/></text:span><text:span text:style-name="T31">circle-&gt;draw(); <text:s text:c="5"/></text:span><text:span text:style-name="T34">// Calls Circle::Draw() </text:span><text:span text:style-name="T34"><text:line-break/></text:span><text:span text:style-name="T31">square-&gt;draw(); <text:s text:c="5"/></text:span><text:span text:style-name="T34">// Calls Square::Draw() </text:span><text:span text:style-name="T34"><text:line-break/></text:span><text:span text:style-name="T31">myShapes[</text:span><text:span text:style-name="T33">0</text:span><text:span text:style-name="T31">]-&gt;draw(); </text:span><text:span text:style-name="T34">// Calls Shape::Draw() </text:span><text:span text:style-name="T34"><text:line-break/></text:span><text:span text:style-name="T31">myShapes[</text:span><text:span text:style-name="T33">1</text:span><text:span text:style-name="T31">]-&gt;draw(); </text:span><text:span text:style-name="T34">// Calls Shape::Draw()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Underneath the Hood: Inheritance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U</text:span><text:span text:style-name="T4">nd</text:span><text:span text:style-name="T4">er</text:span><text:span text:style-name="T4">ne</text:span><text:span text:style-name="T4">at</text:span><text:span text:style-name="T4">h </text:span><text:span text:style-name="T4">th</text:span><text:span text:style-name="T4">e </text:span><text:span text:style-name="T4">H</text:span><text:span text:style-name="T4">oo</text:span><text:span text:style-name="T4">d: </text:span><text:span text:style-name="T4">St</text:span><text:span text:style-name="T4">ati</text:span><text:span text:style-name="T4">c </text:span><text:span text:style-name="T4">R</text:span><text:span text:style-name="T4">es</text:span><text:span text:style-name="T4">ol</text:span><text:span text:style-name="T4">uti</text:span><text:span text:style-name="T4">on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0">class</text:span><text:span text:style-name="T11"> Base </text:span><text:span text:style-name="T11"><text:line-break/></text:span><text:span text:style-name="T11">{ </text:span><text:span text:style-name="T11"><text:line-break/></text:span><text:span text:style-name="T11">   </text:span><text:span text:style-name="T10">double</text:span><text:span text:style-name="T11"> _x; </text:span><text:span text:style-name="T11"><text:line-break/></text:span><text:span text:style-name="T11">   </text:span><text:span text:style-name="T10">int</text:span><text:span text:style-name="T11"> _a; </text:span><text:span text:style-name="T11"><text:line-break/></text:span><text:span text:style-name="T11">};</text:span></text:p>
            <text:p text:style-name="P13"><text:span text:style-name="T11"><text:line-break/></text:span><text:span text:style-name="T10">class</text:span><text:span text:style-name="T11"> Derived: </text:span></text:p>
            <text:p text:style-name="P13"><text:span text:style-name="T11"><text:s text:c="2"/></text:span><text:span text:style-name="T10">public</text:span><text:span text:style-name="T11"> Base </text:span><text:span text:style-name="T11"><text:line-break/></text:span><text:span text:style-name="T11">{ </text:span><text:span text:style-name="T11"><text:line-break/></text:span><text:span text:style-name="T11">   </text:span><text:span text:style-name="T10">double</text:span><text:span text:style-name="T11"> _z; </text:span><text:span text:style-name="T11"><text:line-break/></text:span><text:span text:style-name="T11">};</text:span></text:p>
          </draw:text-box>
        </draw:frame>
        <draw:frame draw:name="Rectangle 4" presentation:style-name="pr13" draw:text-style-name="P12" draw:layer="layout" svg:width="10.794cm" svg:height="15.662cm" svg:x="13.97cm" svg:y="2.752cm" presentation:class="outline" presentation:user-transformed="true">
          <draw:text-box>
            <text:p text:style-name="P15"><text:span text:style-name="T8">Base b; </text:span><text:span text:style-name="T8"><text:line-break/></text:span><text:span text:style-name="T8">Derived d; </text:span><text:span text:style-name="T8"><text:line-break/></text:span><text:span text:style-name="T8"><text:line-break/></text:span><text:span text:style-name="T8"/></text:p>
            <text:p text:style-name="P15"><text:span text:style-name="T8"><text:line-break/></text:span><text:span text:style-name="T8"/></text:p>
            <text:p text:style-name="P13"><text:span text:style-name="T21"/></text:p>
          </draw:text-box>
        </draw:frame>
        <draw:g draw:name="Group 5">
          <draw:custom-shape draw:name="Rectangle 6" draw:style-name="gr3" draw:text-style-name="P22" draw:layer="layout" svg:width="3.571cm" svg:height="1.384cm" svg:x="15.725cm" svg:y="12.713cm">
            <text:p text:style-name="P21"><text:span text:style-name="T35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22" draw:layer="layout" svg:width="3.571cm" svg:height="1.384cm" svg:x="15.725cm" svg:y="14.093cm">
            <text:p text:style-name="P21"><text:span text:style-name="T35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2" draw:layer="layout" svg:width="3.571cm" svg:height="1.384cm" svg:x="15.725cm" svg:y="15.478cm">
            <text:p text:style-name="P21"><text:span text:style-name="T35">_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3" draw:text-style-name="P22" draw:layer="layout" svg:width="3.571cm" svg:height="1.384cm" svg:x="15.725cm" svg:y="8.14cm">
            <text:p text:style-name="P21"><text:span text:style-name="T35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22" draw:layer="layout" svg:width="3.571cm" svg:height="1.384cm" svg:x="15.725cm" svg:y="9.521cm">
            <text:p text:style-name="P21"><text:span text:style-name="T35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" draw:style-name="gr4" draw:text-style-name="P22" draw:layer="layout" svg:width="1.722cm" svg:height="1.777cm" svg:x="14.454cm" svg:y="7.713cm">
          <text:p text:style-name="P21"><text:span text:style-name="T35">b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22" draw:layer="layout" svg:width="1.722cm" svg:height="1.777cm" svg:x="14.458cm" svg:y="12.316cm">
          <text:p text:style-name="P21"><text:span text:style-name="T35">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5" draw:text-style-name="P22" draw:layer="layout" svg:width="1.146cm" svg:height="2.764cm" svg:x="19.376cm" svg:y="12.713cm">
          <text:p/>
          <draw:enhanced-geometry draw:mirror-horizontal="false" draw:mirror-vertical="false" svg:viewBox="0 0 0 0" draw:text-areas="0 ?f15 ?f14 ?f16" draw:type="ooxml-rightBrace" draw:modifiers="2009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15" draw:style-name="gr4" draw:text-style-name="P22" draw:layer="layout" svg:width="3.178cm" svg:height="1.777cm" svg:x="20.1cm" svg:y="13.22cm">
          <text:p text:style-name="P23"><text:span text:style-name="T35">Base</text:span><text:span text:style-name="T3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6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inting to an Inherited Class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oi</text:span><text:span text:style-name="T4">nti</text:span><text:span text:style-name="T4">ng </text:span><text:span text:style-name="T4">to </text:span><text:span text:style-name="T4">an </text:span><text:span text:style-name="T4">In</text:span><text:span text:style-name="T4">he</text:span><text:span text:style-name="T4">rit</text:span><text:span text:style-name="T4">ed </text:span><text:span text:style-name="T4">Cl</text:span><text:span text:style-name="T4">as</text:span><text:span text:style-name="T4">s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14.181cm" svg:height="15.874cm" svg:x="0.847cm" svg:y="2.54cm" presentation:class="outline" presentation:user-transformed="true">
          <draw:text-box>
            <text:p text:style-name="P15"><text:span text:style-name="T16">Derived d; </text:span><text:span text:style-name="T16"><text:line-break/></text:span><text:span text:style-name="T16">Base* p = &amp;d; </text:span></text:p>
            <text:p text:style-name="P15"><text:span text:style-name="T36">p points to the hidden </text:span></text:p>
            <text:p text:style-name="P15"><text:span text:style-name="T36">“</text:span><text:span text:style-name="T36">Base” field inside d.</text:span><text:span text:style-name="T16"><text:line-break/></text:span><text:span text:style-name="T37">When using </text:span><text:span text:style-name="T38">*p</text:span><text:span text:style-name="T39">, we treat d</text:span><text:span text:style-name="T38"> </text:span><text:span text:style-name="T39">as though it was a </text:span><text:span text:style-name="T39">Base object.</text:span></text:p>
            <text:p text:style-name="P13"><text:span text:style-name="T40">The compiler cannot know if </text:span><text:span text:style-name="T41">*p </text:span><text:span text:style-name="T40">is from a </text:span><text:span text:style-name="T40">derived class or not!</text:span></text:p>
          </draw:text-box>
        </draw:frame>
        <draw:g draw:name="קבוצה 13">
          <draw:custom-shape draw:name="Rectangle 12" draw:style-name="gr6" draw:text-style-name="P24" draw:layer="layout" svg:width="3.571cm" svg:height="1.384cm" svg:x="17.595cm" svg:y="15.9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custom-shape draw:name="Rectangle 5" draw:style-name="gr3" draw:text-style-name="P22" draw:layer="layout" svg:width="3.571cm" svg:height="1.384cm" svg:x="17.595cm" svg:y="13.137cm">
              <text:p text:style-name="P21"><text:span text:style-name="T35">_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3" draw:text-style-name="P22" draw:layer="layout" svg:width="3.571cm" svg:height="1.384cm" svg:x="17.595cm" svg:y="14.517cm">
              <text:p text:style-name="P21"><text:span text:style-name="T35">_a</text:span><text:span text:style-name="T35"><text:tab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3" draw:text-style-name="P22" draw:layer="layout" svg:width="3.571cm" svg:height="1.384cm" svg:x="17.595cm" svg:y="15.901cm">
              <text:p text:style-name="P21"><text:span text:style-name="T35">_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8" draw:style-name="gr4" draw:text-style-name="P22" draw:layer="layout" svg:width="1.722cm" svg:height="1.777cm" svg:x="16.05cm" svg:y="12.74cm">
            <text:p text:style-name="P21"><text:span text:style-name="T35">d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" draw:text-style-name="P22" draw:layer="layout" svg:width="3.571cm" svg:height="1.384cm" svg:x="17.595cm" svg:y="8.0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4" draw:text-style-name="P22" draw:layer="layout" svg:width="1.722cm" svg:height="1.777cm" svg:x="16.165cm" svg:y="7.752cm">
            <text:p text:style-name="P21"><text:span text:style-name="T35">p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" draw:style-name="gr8" draw:text-style-name="P17" draw:layer="layout" svg:width="3.783cm" svg:height="0.003cm" draw:transform="rotate (-1.5707963267949) translate (19.385cm 9.313cm)">
            <text:p/>
            <draw:enhanced-geometry draw:mirror-horizontal="false" draw:mirror-vertical="false" svg:viewBox="0 0 0 0" draw:text-areas="0 0 ?f2 ?f3" draw:type="ooxml-bentConnector3" draw:modifiers="7692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presentation:notes draw:style-name="dp2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yn</text:span><text:span text:style-name="T4">a</text:span><text:span text:style-name="T4">mi</text:span><text:span text:style-name="T4">c </text:span><text:span text:style-name="T4">R</text:span><text:span text:style-name="T4">es</text:span><text:span text:style-name="T4">ol</text:span><text:span text:style-name="T4">uti</text:span><text:span text:style-name="T4">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8">Static/early resolution</text:span><text:span text:style-name="T6"> </text:span></text:p>
            <text:p text:style-name="P13"><text:span text:style-name="T6"><text:s/></text:span><text:span text:style-name="T6">is clearly not what we want to in this example.</text:span></text:p>
            <text:list text:style-name="L4">
              <text:list-item>
                <text:p text:style-name="P19"><text:span text:style-name="T42">Based on the type of the </text:span><text:span text:style-name="T43">variable.</text:span></text:p>
              </text:list-item>
              <text:list-item>
                <text:p text:style-name="P19"><text:span text:style-name="T42">Determined at compile time.</text:span></text:p>
                <text:p text:style-name="P13"><text:span text:style-name="T6"/></text:p>
              </text:list-item>
            </text:list>
            <text:p text:style-name="P13"><text:span text:style-name="T18">Dynamic/late resolution</text:span><text:span text:style-name="T6">:</text:span></text:p>
            <text:p text:style-name="P13"><text:span text:style-name="T6">is more desirable here:</text:span></text:p>
            <text:list text:style-name="L1">
              <text:list-item>
                <text:p text:style-name="P19"><text:span text:style-name="T42">Based on the type of the </text:span><text:span text:style-name="T43">object</text:span></text:p>
              </text:list-item>
              <text:list-item>
                <text:p text:style-name="P19"><text:span text:style-name="T42">Determined at run time</text:span></text:p>
              </text:list-item>
            </text:list>
            <text:p text:style-name="P13"><text:span text:style-name="T6"/></text:p>
            <text:p text:style-name="P13"><text:span text:style-name="T6">[Java Like]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שני_20_תכנים" presentation:presentation-page-layout-name="AL3T3">
        <office:forms form:automatic-focus="false" form:apply-design-mode="false"/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dy</text:span><text:span text:style-name="T4">na</text:span><text:span text:style-name="T4">mi</text:span><text:span text:style-name="T4">c </text:span><text:span text:style-name="T4">re</text:span><text:span text:style-name="T4">so</text:span><text:span text:style-name="T4">lut</text:span><text:span text:style-name="T4">io</text:span><text:span text:style-name="T4">n</text:span></text:p>
          </draw:text-box>
        </draw:frame>
        <draw:frame draw:name="מציין מיקום של מספר שקופית 5" presentation:style-name="pr12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3.917cm" svg:height="15.451cm" svg:x="0.635cm" svg:y="2.752cm" presentation:class="outline" presentation:user-transformed="true">
          <draw:text-box>
            <text:p text:style-name="P19"><text:span text:style-name="T44">The </text:span><text:span text:style-name="T10">virtual</text:span><text:span text:style-name="T11"> </text:span><text:span text:style-name="T44">keyword states that the method can be </text:span><text:span text:style-name="T44">overridden in a dynamic manner.</text:span></text:p>
            <text:p text:style-name="P13"><text:span text:style-name="T45">class</text:span><text:span text:style-name="T46"> Shape </text:span><text:span text:style-name="T46"><text:line-break/></text:span><text:span text:style-name="T46">{ </text:span><text:span text:style-name="T46"><text:line-break/></text:span><text:span text:style-name="T45">public</text:span><text:span text:style-name="T46">: </text:span><text:span text:style-name="T46"><text:line-break/></text:span><text:span text:style-name="T46"> </text:span><text:span text:style-name="T45">virtual void</text:span><text:span text:style-name="T46"> draw() </text:span><text:span text:style-name="T45">const</text:span><text:span text:style-name="T46"><text:line-break/></text:span><text:span text:style-name="T46"> <text:s text:c="3"/>{cout&lt;&lt;</text:span><text:span text:style-name="T47">'h'</text:span><text:span text:style-name="T46">;}</text:span><text:span text:style-name="T46"><text:line-break/></text:span><text:span text:style-name="T45"> virtual double</text:span><text:span text:style-name="T46"> area() </text:span><text:span text:style-name="T45">const</text:span><text:span text:style-name="T46">; </text:span><text:span text:style-name="T46"><text:line-break/></text:span><text:span text:style-name="T46">}; </text:span></text:p>
            <text:p text:style-name="P13"><text:span text:style-name="T46"><text:line-break/></text:span><text:span text:style-name="T45">class</text:span><text:span text:style-name="T46"> Square: </text:span><text:span text:style-name="T45">public</text:span><text:span text:style-name="T46"> Shape </text:span><text:span text:style-name="T46"><text:line-break/></text:span><text:span text:style-name="T46">{ </text:span><text:span text:style-name="T46"><text:line-break/></text:span><text:span text:style-name="T45">public</text:span><text:span text:style-name="T46">: </text:span><text:span text:style-name="T46"><text:line-break/></text:span><text:span text:style-name="T45"> virtual void</text:span><text:span text:style-name="T46"> draw() </text:span><text:span text:style-name="T45">const</text:span><text:span text:style-name="T46"> </text:span><text:span text:style-name="T46"><text:line-break/></text:span><text:span text:style-name="T46"> <text:s text:c="3"/>{cout&lt;&lt;</text:span><text:span text:style-name="T47">'q'</text:span><text:span text:style-name="T46">;}</text:span></text:p>
            <text:p text:style-name="P13"><text:span text:style-name="T45"><text:s/></text:span><text:span text:style-name="T45">virtual double</text:span><text:span text:style-name="T46"> area() </text:span><text:span text:style-name="T45">const</text:span><text:span text:style-name="T46">; </text:span><text:span text:style-name="T46"><text:line-break/></text:span><text:span text:style-name="T46">}; </text:span></text:p>
            <text:p text:style-name="P13"><text:span text:style-name="T46"><text:line-break/></text:span><text:span text:style-name="T46"/></text:p>
          </draw:text-box>
        </draw:frame>
        <draw:line draw:name="מחבר ישר 6" draw:style-name="gr2" draw:text-style-name="P17" draw:layer="layout" svg:x1="12.065cm" svg:y1="5.334cm" svg:x2="12.066cm" svg:y2="18.415cm">
          <text:p/>
        </draw:line>
        <draw:frame presentation:style-name="pr18" draw:text-style-name="P25" draw:layer="layout" svg:width="12.186cm" svg:height="6.615cm" svg:x="12.96cm" svg:y="9.398cm">
          <draw:text-box>
            <text:p text:style-name="P13"><text:span text:style-name="T45">clas</text:span><text:span text:style-name="T45">s</text:span><text:span text:style-name="T46"> </text:span><text:span text:style-name="T46">Circ</text:span><text:span text:style-name="T46">le: </text:span><text:span text:style-name="T45">publ</text:span><text:span text:style-name="T45">ic</text:span><text:span text:style-name="T46"> </text:span><text:span text:style-name="T46">Shap</text:span><text:span text:style-name="T46">e </text:span><text:span text:style-name="T46"><text:line-break/></text:span><text:span text:style-name="T46">{ </text:span><text:span text:style-name="T46"><text:line-break/></text:span><text:span text:style-name="T45">publ</text:span><text:span text:style-name="T45">ic</text:span><text:span text:style-name="T46">: </text:span><text:span text:style-name="T46"><text:line-break/></text:span><text:span text:style-name="T45"> </text:span><text:span text:style-name="T45">void</text:span><text:span text:style-name="T46"> </text:span><text:span text:style-name="T46">draw</text:span><text:span text:style-name="T46">() </text:span><text:span text:style-name="T45">cons</text:span><text:span text:style-name="T45">t</text:span><text:span text:style-name="T46"> </text:span><text:span text:style-name="T46"><text:line-break/></text:span><text:span text:style-name="T46"> <text:s text:c="3"/></text:span><text:span text:style-name="T46">{cou</text:span><text:span text:style-name="T46">t&lt;&lt;</text:span><text:span text:style-name="T47">'</text:span><text:span text:style-name="T47">c'</text:span><text:span text:style-name="T46">;}</text:span><text:span text:style-name="T46"><text:line-break/></text:span><text:span text:style-name="T45"> </text:span><text:span text:style-name="T45">doub</text:span><text:span text:style-name="T45">le</text:span><text:span text:style-name="T46"> </text:span><text:span text:style-name="T46">area</text:span><text:span text:style-name="T46">() </text:span><text:span text:style-name="T45">cons</text:span><text:span text:style-name="T45">t</text:span><text:span text:style-name="T46">; </text:span><text:span text:style-name="T46"><text:line-break/></text:span><text:span text:style-name="T46">}; </text:span><text:span text:style-name="T46"><text:line-break/></text:span><text:span text:style-name="T4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1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</text:span><text:span text:style-name="T4">na</text:span><text:span text:style-name="T4">mi</text:span><text:span text:style-name="T4">c </text:span><text:span text:style-name="T4">re</text:span><text:span text:style-name="T4">so</text:span><text:span text:style-name="T4">lut</text:span><text:span text:style-name="T4">io</text:span><text:span text:style-name="T4">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Returning to the shapes example, using virtual </text:span><text:span text:style-name="T6">methods gives the desired result:</text:span></text:p>
            <text:p text:style-name="P13"><text:span text:style-name="T6"/></text:p>
            <text:p text:style-name="P15"><text:span text:style-name="T16">Shape* s=</text:span><text:span text:style-name="T20">new</text:span><text:span text:style-name="T16"> Circle; </text:span><text:span text:style-name="T16"><text:line-break/></text:span><text:span text:style-name="T16">s-&gt;draw(); </text:span><text:span text:style-name="T16"><text:line-break/></text:span><text:span text:style-name="T16"/></text:p>
            <text:p text:style-name="P13"><text:span text:style-name="T6">Will print 'c'</text:span></text:p>
            <text:p text:style-name="P13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</text:span><text:span text:style-name="T4">rt</text:span><text:span text:style-name="T4">ua</text:span><text:span text:style-name="T4">l </text:span><text:span text:style-name="T4">M</text:span><text:span text:style-name="T4">et</text:span><text:span text:style-name="T4">ho</text:span><text:span text:style-name="T4">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/></text:p>
            <text:p text:style-name="P13"><text:span text:style-name="T6">Class </text:span><text:span text:style-name="T28">Base </text:span><text:span text:style-name="T29">defines a </text:span><text:span text:style-name="T48">virtual</text:span><text:span text:style-name="T49"> method </text:span><text:span text:style-name="T28">foo() <text:s/></text:span></text:p>
            <text:p text:style-name="P13"><text:span text:style-name="T29">The resolution of</text:span><text:span text:style-name="T28"> foo() </text:span><text:span text:style-name="T29">is dynamic in </text:span><text:span text:style-name="T50">all </text:span><text:span text:style-name="T29">subclasses of </text:span><text:span text:style-name="T28">Base.</text:span></text:p>
            <text:list text:style-name="L5">
              <text:list-item>
                <text:list>
                  <text:list-item>
                    <text:p text:style-name="P18"><text:span text:style-name="T29">If the subclass </text:span><text:span text:style-name="T28">Derived</text:span><text:span text:style-name="T29"> overrides </text:span><text:span text:style-name="T28">foo(), </text:span><text:span text:style-name="T29">then </text:span><text:span text:style-name="T28">Derived::foo() </text:span><text:span text:style-name="T29">is called</text:span></text:p>
                  </text:list-item>
                  <text:list-item>
                    <text:p text:style-name="P18"><text:span text:style-name="T29">If not, </text:span><text:span text:style-name="T28">Base::foo() </text:span><text:span text:style-name="T29">is called </text:span><text:span text:style-name="T29"><text:line-break/></text:span><text:span text:style-name="T29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ith references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</text:span><text:span text:style-name="T4">ith </text:span><text:span text:style-name="T4">re</text:span><text:span text:style-name="T4">fe</text:span><text:span text:style-name="T4">re</text:span><text:span text:style-name="T4">nc</text:span><text:span text:style-name="T4">e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ext Box 2" presentation:style-name="pr19" draw:text-style-name="P12" draw:layer="layout" svg:width="14.574cm" svg:height="15.7cm" svg:x="0.876cm" svg:y="2.352cm" presentation:class="outline" presentation:user-transformed="true">
          <draw:text-box>
            <text:p text:style-name="P13"><text:span text:style-name="T13">struct</text:span><text:span text:style-name="T14"> Base </text:span><text:span text:style-name="T14"><text:line-break/></text:span><text:span text:style-name="T14">{ </text:span><text:span text:style-name="T14"><text:line-break/></text:span><text:span text:style-name="T14">   </text:span><text:span text:style-name="T13">virtual</text:span><text:span text:style-name="T14"> </text:span><text:span text:style-name="T13">void</text:span><text:span text:style-name="T14"> f() </text:span><text:span text:style-name="T14"><text:line-break/></text:span><text:span text:style-name="T14">   { </text:span><text:span text:style-name="T14"><text:line-break/></text:span><text:span text:style-name="T14">      cout &lt;&lt; </text:span><text:span text:style-name="T51">"B"</text:span><text:span text:style-name="T14"> &lt;&lt; endl; </text:span><text:span text:style-name="T14"><text:line-break/></text:span><text:span text:style-name="T14">   } </text:span><text:span text:style-name="T14"><text:line-break/></text:span><text:span text:style-name="T14">}; </text:span><text:span text:style-name="T14"><text:line-break/></text:span><text:span text:style-name="T14"/></text:p>
            <text:p text:style-name="P13"><text:span text:style-name="T13">struct</text:span><text:span text:style-name="T14"> Derived: </text:span><text:span text:style-name="T13">public</text:span><text:span text:style-name="T14"> Base </text:span><text:span text:style-name="T14"><text:line-break/></text:span><text:span text:style-name="T14">{ </text:span><text:span text:style-name="T14"><text:line-break/></text:span><text:span text:style-name="T14">   </text:span><text:span text:style-name="T13"> virtual</text:span><text:span text:style-name="T14"> </text:span><text:span text:style-name="T13">void</text:span><text:span text:style-name="T14"> f() </text:span><text:span text:style-name="T14"><text:line-break/></text:span><text:span text:style-name="T14">   { </text:span><text:span text:style-name="T14"><text:line-break/></text:span><text:span text:style-name="T14">      cout &lt;&lt; </text:span><text:span text:style-name="T51">"D"</text:span><text:span text:style-name="T14"> &lt;&lt; endl; </text:span><text:span text:style-name="T14"><text:line-break/></text:span><text:span text:style-name="T14">   } </text:span><text:span text:style-name="T14"><text:line-break/></text:span><text:span text:style-name="T14">}; </text:span></text:p>
          </draw:text-box>
        </draw:frame>
        <draw:custom-shape draw:name="Text Box 2" draw:style-name="gr9" draw:text-style-name="P22" draw:layer="layout" svg:width="10.794cm" svg:height="10.415cm" svg:x="13.97cm" svg:y="2.328cm">
          <text:p text:style-name="P21"><text:span text:style-name="T52">int</text:span><text:span text:style-name="T53"> main() </text:span><text:span text:style-name="T53"><text:line-break/></text:span><text:span text:style-name="T53">{ </text:span></text:p>
          <text:p text:style-name="P21"><text:span text:style-name="T53"><text:s text:c="3"/></text:span><text:span text:style-name="T53">Derived d; </text:span><text:span text:style-name="T53"><text:line-break/></text:span><text:span text:style-name="T53">   </text:span></text:p>
          <text:p text:style-name="P21"><text:span text:style-name="T53"><text:s text:c="3"/></text:span><text:span text:style-name="T53">Base b= d; <text:s/></text:span><text:span text:style-name="T53"><text:line-break/></text:span><text:span text:style-name="T53">   b.f(); </text:span><text:span text:style-name="T54">//B</text:span><text:span text:style-name="T53"><text:line-break/></text:span><text:span text:style-name="T53">   </text:span></text:p>
          <text:p text:style-name="P21"><text:span text:style-name="T53"><text:s text:c="3"/></text:span><text:span text:style-name="T53">Base&amp; bref= d; </text:span><text:span text:style-name="T53"><text:line-break/></text:span><text:span text:style-name="T53">   bref.f(); </text:span><text:span text:style-name="T54">//D</text:span><text:span text:style-name="T54"><text:line-break/></text:span><text:span text:style-name="T53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2" xml:id="id1" draw:id="id1" draw:layer="layout" svg:width="0.512cm" svg:height="2.564cm" svg:x="21.441cm" svg:y="14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ase function that calls virtual func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</text:span><text:span text:style-name="T4">as</text:span><text:span text:style-name="T4">e </text:span><text:span text:style-name="T4">fu</text:span><text:span text:style-name="T4">nc</text:span><text:span text:style-name="T4">tio</text:span><text:span text:style-name="T4">n </text:span><text:span text:style-name="T4">th</text:span><text:span text:style-name="T4">at </text:span><text:span text:style-name="T4">ca</text:span><text:span text:style-name="T4">lls </text:span><text:span text:style-name="T4">vir</text:span><text:span text:style-name="T4">tu</text:span><text:span text:style-name="T4">al </text:span><text:span text:style-name="T4">fu</text:span><text:span text:style-name="T4">nc</text:span><text:span text:style-name="T4">tio</text:span><text:span text:style-name="T4">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7">struct</text:span><text:span text:style-name="T22"> Base {</text:span></text:p>
            <text:p text:style-name="P13"><text:span text:style-name="T22"><text:s text:c="2"/></text:span><text:span text:style-name="T25">virtual</text:span><text:span text:style-name="T22"> </text:span><text:span text:style-name="T25">void</text:span><text:span text:style-name="T22"> f() { cout&lt;&lt; </text:span><text:span text:style-name="T55">"Base f()" </text:span><text:span text:style-name="T22">&lt;&lt;endl; }</text:span></text:p>
            <text:p text:style-name="P13"><text:span text:style-name="T22"><text:s text:c="10"/></text:span><text:span text:style-name="T25">void</text:span><text:span text:style-name="T22"> g() { f(); }</text:span></text:p>
            <text:p text:style-name="P13"><text:span text:style-name="T22">};</text:span></text:p>
            <text:p text:style-name="P13"><text:span text:style-name="T22"/></text:p>
            <text:p text:style-name="P13"><text:span text:style-name="T25">struct</text:span><text:span text:style-name="T22"> Derived : </text:span><text:span text:style-name="T25">public</text:span><text:span text:style-name="T22"> Base {</text:span></text:p>
            <text:p text:style-name="P13"><text:span text:style-name="T22"><text:s text:c="2"/></text:span><text:span text:style-name="T25">void </text:span><text:span text:style-name="T22">f() { cout&lt;&lt;</text:span><text:span text:style-name="T55"> “Derived f()"</text:span><text:span text:style-name="T22"> &lt;&lt;endl; }</text:span></text:p>
            <text:p text:style-name="P13"><text:span text:style-name="T22">};</text:span></text:p>
            <text:p text:style-name="P13"><text:span text:style-name="T22"/></text:p>
            <text:p text:style-name="P13"><text:span text:style-name="T25">int</text:span><text:span text:style-name="T22"> main(){</text:span></text:p>
            <text:p text:style-name="P13"><text:span text:style-name="T22"><text:s text:c="2"/></text:span><text:span text:style-name="T22">Derived d;</text:span></text:p>
            <text:p text:style-name="P13"><text:span text:style-name="T22"><text:s text:c="2"/></text:span><text:span text:style-name="T22">d.g() </text:span></text:p>
            <text:p text:style-name="P13"><text:span text:style-name="T22"/></text:p>
            <text:p text:style-name="P13"><text:span text:style-name="T23">will print “Derived f()”. 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3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ase function that calls virtual func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</text:span><text:span text:style-name="T4">as</text:span><text:span text:style-name="T4">e </text:span><text:span text:style-name="T4">fu</text:span><text:span text:style-name="T4">nc</text:span><text:span text:style-name="T4">tio</text:span><text:span text:style-name="T4">n </text:span><text:span text:style-name="T4">th</text:span><text:span text:style-name="T4">at </text:span><text:span text:style-name="T4">ca</text:span><text:span text:style-name="T4">lls </text:span><text:span text:style-name="T4">vir</text:span><text:span text:style-name="T4">tu</text:span><text:span text:style-name="T4">al </text:span><text:span text:style-name="T4">fu</text:span><text:span text:style-name="T4">nc</text:span><text:span text:style-name="T4">tio</text:span><text:span text:style-name="T4">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7">struct</text:span><text:span text:style-name="T22"> Base {</text:span></text:p>
            <text:p text:style-name="P13"><text:span text:style-name="T22"><text:s text:c="2"/></text:span><text:span text:style-name="T25">virtual</text:span><text:span text:style-name="T22"> </text:span><text:span text:style-name="T25">void</text:span><text:span text:style-name="T22"> f() { cout&lt;&lt; </text:span><text:span text:style-name="T55">"Base f()" </text:span><text:span text:style-name="T22">&lt;&lt;endl; }</text:span></text:p>
            <text:p text:style-name="P13"><text:span text:style-name="T22"><text:s text:c="10"/></text:span><text:span text:style-name="T25">void</text:span><text:span text:style-name="T22"> g(</text:span><text:span text:style-name="T56">Base* this</text:span><text:span text:style-name="T22">) {</text:span><text:span text:style-name="T56">this-&gt;</text:span><text:span text:style-name="T22">f(); }</text:span></text:p>
            <text:p text:style-name="P13"><text:span text:style-name="T22">};</text:span></text:p>
            <text:p text:style-name="P13"><text:span text:style-name="T22"/></text:p>
            <text:p text:style-name="P13"><text:span text:style-name="T25">struct</text:span><text:span text:style-name="T22"> Derived : </text:span><text:span text:style-name="T25">public</text:span><text:span text:style-name="T22"> Base {</text:span></text:p>
            <text:p text:style-name="P13"><text:span text:style-name="T22"><text:s text:c="2"/></text:span><text:span text:style-name="T25">void </text:span><text:span text:style-name="T22">f() { cout&lt;&lt;</text:span><text:span text:style-name="T55"> “Derived f()"</text:span><text:span text:style-name="T22"> &lt;&lt;endl; }</text:span></text:p>
            <text:p text:style-name="P13"><text:span text:style-name="T22">};</text:span></text:p>
            <text:p text:style-name="P13"><text:span text:style-name="T22"/></text:p>
            <text:p text:style-name="P13"><text:span text:style-name="T25">int</text:span><text:span text:style-name="T22"> main(){</text:span></text:p>
            <text:p text:style-name="P13"><text:span text:style-name="T22"><text:s text:c="2"/></text:span><text:span text:style-name="T22">Derived d;</text:span></text:p>
            <text:p text:style-name="P13"><text:span text:style-name="T22"><text:s text:c="2"/></text:span><text:span text:style-name="T56">Base::</text:span><text:span text:style-name="T22">g(</text:span><text:span text:style-name="T56">&amp;d</text:span><text:span text:style-name="T22">) </text:span></text:p>
            <text:p text:style-name="P13"><text:span text:style-name="T22"/></text:p>
            <text:p text:style-name="P13"><text:span text:style-name="T23">will print “Derived f()”. 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4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constructor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all</text:span><text:span text:style-name="T4">in</text:span><text:span text:style-name="T4">g </text:span><text:span text:style-name="T4">vir</text:span><text:span text:style-name="T4">tu</text:span><text:span text:style-name="T4">al </text:span><text:span text:style-name="T4">fu</text:span><text:span text:style-name="T4">nc</text:span><text:span text:style-name="T4">tio</text:span><text:span text:style-name="T4">n </text:span><text:span text:style-name="T4">fr</text:span><text:span text:style-name="T4">o</text:span><text:span text:style-name="T4">m </text:span><text:span text:style-name="T4">a </text:span><text:span text:style-name="T4">co</text:span><text:span text:style-name="T4">ns</text:span><text:span text:style-name="T4">tr</text:span><text:span text:style-name="T4">uc</text:span><text:span text:style-name="T4">to</text:span><text:span text:style-name="T4">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64cm" presentation:class="outline" presentation:user-transformed="true">
          <draw:text-box>
            <text:p text:style-name="P13"><text:span text:style-name="T10">struct</text:span><text:span text:style-name="T22"> Base {</text:span></text:p>
            <text:p text:style-name="P13"><text:span text:style-name="T22"><text:s text:c="2"/></text:span><text:span text:style-name="T22">Base() { f(); }</text:span></text:p>
            <text:p text:style-name="P13"><text:span text:style-name="T22"><text:s text:c="2"/></text:span><text:span text:style-name="T57">virtual void </text:span><text:span text:style-name="T22">f(){ cout&lt;&lt;“Base”&lt;&lt;endl;}</text:span></text:p>
            <text:p text:style-name="P13"><text:span text:style-name="T22">};</text:span></text:p>
            <text:p text:style-name="P13"><text:span text:style-name="T57">struct</text:span><text:span text:style-name="T22"> Derived: </text:span><text:span text:style-name="T57">public</text:span><text:span text:style-name="T22"> Base {</text:span></text:p>
            <text:p text:style-name="P13"><text:span text:style-name="T22"><text:s text:c="2"/></text:span><text:span text:style-name="T57">virtual void </text:span><text:span text:style-name="T22">f(){ cout&lt;&lt;“Derived”&lt;&lt;endl;}</text:span></text:p>
            <text:p text:style-name="P13"><text:span text:style-name="T22">};</text:span></text:p>
            <text:p text:style-name="P13"><text:span text:style-name="T57">int</text:span><text:span text:style-name="T22"> main(){</text:span></text:p>
            <text:p text:style-name="P13"><text:span text:style-name="T22"><text:s text:c="2"/></text:span><text:span text:style-name="T22">Derived d; </text:span><text:span text:style-name="T58">// would print “Base”</text:span></text:p>
            <text:p text:style-name="P13"><text:span text:style-name="T58">}</text:span></text:p>
            <text:p text:style-name="P13"><text:span text:style-name="T59">Why? Because when Base() is called, Derived is not </text:span><text:span text:style-name="T59">constructed yet! <text:s text:c="3"/></text:span><text:span text:style-name="T60"><text:a xlink:href="https://stackoverflow.com/q/962132/827927" xlink:type="simple">https://stackoverflow.com/q/962132/827927</text:a></text:span><text:span text:style-name="T60">s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5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destructor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all</text:span><text:span text:style-name="T4">in</text:span><text:span text:style-name="T4">g </text:span><text:span text:style-name="T4">vir</text:span><text:span text:style-name="T4">tu</text:span><text:span text:style-name="T4">al </text:span><text:span text:style-name="T4">fu</text:span><text:span text:style-name="T4">nc</text:span><text:span text:style-name="T4">tio</text:span><text:span text:style-name="T4">n </text:span><text:span text:style-name="T4">fr</text:span><text:span text:style-name="T4">o</text:span><text:span text:style-name="T4">m </text:span><text:span text:style-name="T4">a </text:span><text:span text:style-name="T4">de</text:span><text:span text:style-name="T4">str</text:span><text:span text:style-name="T4">uc</text:span><text:span text:style-name="T4">to</text:span><text:span text:style-name="T4">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10">struct</text:span><text:span text:style-name="T22"> Base {</text:span></text:p>
            <text:p text:style-name="P13"><text:span text:style-name="T22"><text:s text:c="2"/></text:span><text:span text:style-name="T22">~Base() { f(); }</text:span></text:p>
            <text:p text:style-name="P13"><text:span text:style-name="T22"><text:s text:c="2"/></text:span><text:span text:style-name="T57">virtual void </text:span><text:span text:style-name="T22">f(){ cout&lt;&lt;“Base”&lt;&lt;endl;}</text:span></text:p>
            <text:p text:style-name="P13"><text:span text:style-name="T22">};</text:span></text:p>
            <text:p text:style-name="P13"><text:span text:style-name="T57">struct</text:span><text:span text:style-name="T22"> Derived: </text:span><text:span text:style-name="T57">public</text:span><text:span text:style-name="T22"> Base {</text:span></text:p>
            <text:p text:style-name="P13"><text:span text:style-name="T22"><text:s text:c="2"/></text:span><text:span text:style-name="T57">virtual void </text:span><text:span text:style-name="T22">f(){ cout&lt;&lt;“Derived”&lt;&lt;endl;}</text:span></text:p>
            <text:p text:style-name="P13"><text:span text:style-name="T22">};</text:span></text:p>
            <text:p text:style-name="P13"><text:span text:style-name="T57">int</text:span><text:span text:style-name="T22"> main(){</text:span></text:p>
            <text:p text:style-name="P13"><text:span text:style-name="T22"><text:s text:c="2"/></text:span><text:span text:style-name="T22">Derived d; </text:span><text:span text:style-name="T58">// would print “Base”</text:span></text:p>
            <text:p text:style-name="P13"><text:span text:style-name="T58">}</text:span></text:p>
            <text:p text:style-name="P13"><text:span text:style-name="T59">Why? Because when ~Base() is called, Derived is </text:span><text:span text:style-name="T59">already destructed! <text:s text:c="3"/></text:span><text:span text:style-name="T60"><text:a xlink:href="https://stackoverflow.com/q/962132/827927" xlink:type="simple">https://stackoverflow.com/q/962132/827927</text:a></text:span></text:p>
            <text:p text:style-name="P13"><text:span text:style-name="T22"/></text:p>
            <text:p text:style-name="P13"><text:span text:style-name="T61"/></text:p>
          </draw:text-box>
        </draw:frame>
        <presentation:notes draw:style-name="dp4">
          <draw:page-thumbnail draw:style-name="gr1" draw:layer="layout" svg:width="14.212cm" svg:height="10.659cm" svg:x="2.753cm" svg:y="2.16cm" draw:page-number="26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olymorphism rules: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ol</text:span><text:span text:style-name="T4">y</text:span><text:span text:style-name="T4">m</text:span><text:span text:style-name="T4">or</text:span><text:span text:style-name="T4">ph</text:span><text:span text:style-name="T4">is</text:span><text:span text:style-name="T4">m </text:span><text:span text:style-name="T4">rul</text:span><text:span text:style-name="T4">es</text:span><text:span text:style-name="T4">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27"><text:span text:style-name="T6">When calling a method, polymorphism will </text:span><text:span text:style-name="T6">take place if:</text:span></text:p>
            <text:list text:style-name="L6">
              <text:list-item>
                <text:list>
                  <text:list-item>
                    <text:p text:style-name="P28"><text:span text:style-name="T6"><text:s/></text:span><text:span text:style-name="T6">We call a method through pointer or </text:span><text:span text:style-name="T6">reference to a base class that actually points </text:span><text:span text:style-name="T6">to a derived object.</text:span></text:p>
                  </text:list-item>
                  <text:list-item>
                    <text:p text:style-name="P28"><text:span text:style-name="T6"><text:s/></text:span><text:span text:style-name="T6">The method must be virtual.</text:span></text:p>
                  </text:list-item>
                  <text:list-item>
                    <text:p text:style-name="P28"><text:span text:style-name="T6"><text:s/></text:span><text:span text:style-name="T6">The derived class must override the base </text:span><text:span text:style-name="T6">method with exactly the same signature </text:span><text:span text:style-name="T6"><text:line-break/></text:span><text:span text:style-name="T44">(C++11 put </text:span><text:span text:style-name="T62">override</text:span><text:span text:style-name="T44"> between () and { } to check that </text:span><text:span text:style-name="T44">the method really overrides in compile time)</text:span></text:p>
                  </text:list-item>
                </text:list>
              </text:list-item>
            </text:list>
            <text:p text:style-name="P19"><text:span text:style-name="T6"/></text:p>
            <text:p text:style-name="P19"><text:span text:style-name="T6"/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7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 (under the hood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Im</text:span><text:span text:style-name="T4">pl</text:span><text:span text:style-name="T4">e</text:span><text:span text:style-name="T4">m</text:span><text:span text:style-name="T4">en</text:span><text:span text:style-name="T4">tat</text:span><text:span text:style-name="T4">io</text:span><text:span text:style-name="T4">n </text:span><text:span text:style-name="T4">of </text:span><text:span text:style-name="T4">Vi</text:span><text:span text:style-name="T4">rt</text:span><text:span text:style-name="T4">ua</text:span><text:span text:style-name="T4">l </text:span><text:span text:style-name="T4">M</text:span><text:span text:style-name="T4">et</text:span><text:span text:style-name="T4">ho</text:span><text:span text:style-name="T4">ds </text:span><text:span text:style-name="T4">(u</text:span><text:span text:style-name="T4">nd</text:span><text:span text:style-name="T4">er </text:span><text:span text:style-name="T4">th</text:span><text:span text:style-name="T4">e </text:span><text:span text:style-name="T4">ho</text:span><text:span text:style-name="T4">od</text:span><text:span text:style-name="T4">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</text:span><text:span text:style-name="T4">pl</text:span><text:span text:style-name="T4">e</text:span><text:span text:style-name="T4">m</text:span><text:span text:style-name="T4">en</text:span><text:span text:style-name="T4">tat</text:span><text:span text:style-name="T4">io</text:span><text:span text:style-name="T4">n </text:span><text:span text:style-name="T4">of </text:span><text:span text:style-name="T4">Vi</text:span><text:span text:style-name="T4">rt</text:span><text:span text:style-name="T4">ua</text:span><text:span text:style-name="T4">l </text:span><text:span text:style-name="T4">M</text:span><text:span text:style-name="T4">et</text:span><text:span text:style-name="T4">ho</text:span><text:span text:style-name="T4">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Possible approach:</text:span></text:p>
            <text:list text:style-name="L5">
              <text:list-item>
                <text:list>
                  <text:list-item>
                    <text:p text:style-name="P18"><text:span text:style-name="T42">If </text:span><text:span text:style-name="T63">foo()</text:span><text:span text:style-name="T64"> is a virtual method, then each object </text:span><text:span text:style-name="T64">has a pointer to the implementation of </text:span><text:span text:style-name="T63">foo() </text:span><text:span text:style-name="T64">that it uses</text:span></text:p>
                  </text:list-item>
                  <text:list-item>
                    <text:p text:style-name="P18"><text:span text:style-name="T64">Can be implemented by using array of pointers </text:span><text:span text:style-name="T64">to functions <text:s/></text:span></text:p>
                  </text:list-item>
                </text:list>
              </text:list-item>
            </text:list>
            <text:p text:style-name="P13"><text:span text:style-name="T29">Cost: </text:span></text:p>
            <text:list text:continue-numbering="true" text:style-name="L5">
              <text:list-item>
                <text:list>
                  <text:list-item>
                    <text:p text:style-name="P18"><text:span text:style-name="T64">Each virtual method requires a pointer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8"><text:span text:style-name="T65">Large number of virtual methods </text:span></text:p>
                      </text:list-item>
                      <text:list-item>
                        <text:p text:style-name="P18"><text:span text:style-name="T65"><text:tab/></text:span><text:span text:style-name="T66"></text:span><text:span text:style-name="T65"> </text:span><text:span text:style-name="T65">waste of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</text:span><text:span text:style-name="T4">pl</text:span><text:span text:style-name="T4">e</text:span><text:span text:style-name="T4">m</text:span><text:span text:style-name="T4">en</text:span><text:span text:style-name="T4">tat</text:span><text:span text:style-name="T4">io</text:span><text:span text:style-name="T4">n </text:span><text:span text:style-name="T4">of </text:span><text:span text:style-name="T4">Vi</text:span><text:span text:style-name="T4">rt</text:span><text:span text:style-name="T4">ua</text:span><text:span text:style-name="T4">l </text:span><text:span text:style-name="T4">M</text:span><text:span text:style-name="T4">et</text:span><text:span text:style-name="T4">ho</text:span><text:span text:style-name="T4">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Alternative solution:</text:span></text:p>
            <text:list text:style-name="L5">
              <text:list-item>
                <text:list>
                  <text:list-item>
                    <text:p text:style-name="P18"><text:span text:style-name="T42">Each object has a </text:span><text:span text:style-name="T67">single </text:span><text:span text:style-name="T42">pointer to an array of </text:span><text:span text:style-name="T42">function pointers</text:span></text:p>
                  </text:list-item>
                  <text:list-item>
                    <text:p text:style-name="P18"><text:span text:style-name="T42">This array points to the appropriate functions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Cost:</text:span></text:p>
            <text:list text:continue-numbering="true" text:style-name="L5">
              <text:list-item>
                <text:list>
                  <text:list-item>
                    <text:p text:style-name="P18"><text:span text:style-name="T42">For each class, we store one table</text:span></text:p>
                  </text:list-item>
                  <text:list-item>
                    <text:p text:style-name="P18"><text:span text:style-name="T42">Each object contains one field that points to </text:span><text:span text:style-name="T42">the right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1" draw:style-name="dp1" draw:master-page-name="כותרת_20_בלבד" presentation:presentation-page-layout-name="AL4T19">
        <office:forms form:automatic-focus="false" form:apply-design-mode="false"/>
        <draw:custom-shape draw:name="Rectangle 3" draw:style-name="gr11" draw:text-style-name="P29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30" draw:layer="layout" svg:width="8.779cm" svg:height="17.189cm" svg:x="0.71cm" svg:y="0.984cm">
          <text:p text:style-name="P21"><text:span text:style-name="T68">class</text:span><text:span text:style-name="T69"> A </text:span><text:span text:style-name="T69"><text:line-break/></text:span><text:span text:style-name="T69">{ </text:span><text:span text:style-name="T68">public</text:span><text:span text:style-name="T69">: </text:span><text:span text:style-name="T69"><text:line-break/></text:span><text:span text:style-name="T69">   </text:span><text:span text:style-name="T68">virtual</text:span><text:span text:style-name="T69"> </text:span><text:span text:style-name="T68">void</text:span><text:span text:style-name="T69"> f1();    </text:span><text:span text:style-name="T68">virtual</text:span><text:span text:style-name="T69"> </text:span><text:span text:style-name="T68">void</text:span><text:span text:style-name="T69"> f2();    </text:span><text:span text:style-name="T68">int</text:span><text:span text:style-name="T69"> _a; </text:span><text:span text:style-name="T69"><text:line-break/></text:span><text:span text:style-name="T69">}; </text:span></text:p>
          <text:p text:style-name="P21"><text:span text:style-name="T69"><text:line-break/></text:span><text:span text:style-name="T68">class</text:span><text:span text:style-name="T69"> B: </text:span><text:span text:style-name="T68">public</text:span><text:span text:style-name="T69"> A </text:span><text:span text:style-name="T69"><text:line-break/></text:span><text:span text:style-name="T69">{ </text:span><text:span text:style-name="T68">public</text:span><text:span text:style-name="T69">: </text:span><text:span text:style-name="T69"><text:line-break/></text:span><text:span text:style-name="T69">   </text:span><text:span text:style-name="T68">virtual</text:span><text:span text:style-name="T69"> </text:span><text:span text:style-name="T68">void</text:span><text:span text:style-name="T69"> f1();    </text:span><text:span text:style-name="T68">virtual</text:span><text:span text:style-name="T69"> </text:span><text:span text:style-name="T68">void</text:span><text:span text:style-name="T69"> f3();    </text:span><text:span text:style-name="T68">void</text:span><text:span text:style-name="T69"> f4(); </text:span><text:span text:style-name="T69"><text:line-break/></text:span><text:span text:style-name="T69">   </text:span><text:span text:style-name="T68">int</text:span><text:span text:style-name="T69"> _b; </text:span><text:span text:style-name="T69"><text:line-break/></text:span><text:span text:style-name="T69">}; </text:span><text:span text:style-name="T69"><text:line-break/></text:span><text:span text:style-name="T69"><text:line-break/></text:span><text:span text:style-name="T69">A* a1= new A;</text:span></text:p>
          <text:p text:style-name="P21"><text:span text:style-name="T69">A* a2= new A; </text:span><text:span text:style-name="T69"><text:line-break/></text:span><text:span text:style-name="T69">A* a3= new B; <text:s/></text:span></text:p>
          <text:p text:style-name="P21"><text:span text:style-name="T69">a1→f1(); </text:span></text:p>
          <text:p text:style-name="P21"><text:span text:style-name="T69">a3→f1(); // sam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30" draw:layer="layout" svg:width="4.444cm" svg:height="3.299cm" svg:x="20.457cm" svg:y="3.81cm">
          <text:p text:style-name="P21"><text:span text:style-name="T70">void A::f1</text:span></text:p>
          <text:p text:style-name="P23"><text:span text:style-name="T70">{ </text:span></text:p>
          <text:p text:style-name="P23"><text:span text:style-name="T70"><text:s/></text:span><text:span text:style-name="T71">//...</text:span></text:p>
          <text:p text:style-name="P23"><text:span text:style-name="T7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30" draw:layer="layout" svg:width="4.444cm" svg:height="3.299cm" svg:x="20.457cm" svg:y="7.567cm">
          <text:p text:style-name="P21"><text:span text:style-name="T70">void A::f2</text:span></text:p>
          <text:p text:style-name="P23"><text:span text:style-name="T70">{ </text:span></text:p>
          <text:p text:style-name="P23"><text:span text:style-name="T70"><text:s/></text:span><text:span text:style-name="T71">//...</text:span></text:p>
          <text:p text:style-name="P23"><text:span text:style-name="T7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0" draw:layer="layout" svg:width="4.444cm" svg:height="3.299cm" svg:x="20.457cm" svg:y="11.324cm">
          <text:p text:style-name="P21"><text:span text:style-name="T70">void B::f1</text:span></text:p>
          <text:p text:style-name="P23"><text:span text:style-name="T70">{ </text:span></text:p>
          <text:p text:style-name="P23"><text:span text:style-name="T70"><text:s/></text:span><text:span text:style-name="T71">//...</text:span></text:p>
          <text:p text:style-name="P23"><text:span text:style-name="T7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2" draw:layer="layout" svg:width="2.45cm" svg:height="1.098cm" svg:x="16.441cm" svg:y="6.853cm">
          <text:p text:style-name="P23"><text:span text:style-name="T72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22" draw:layer="layout" svg:width="0.969cm" svg:height="1.267cm" svg:x="16.46cm" svg:y="8.123cm">
          <text:p text:style-name="P23"><text:span text:style-name="T73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22" draw:layer="layout" svg:width="0.969cm" svg:height="1.267cm" svg:x="16.398cm" svg:y="11.95cm">
          <text:p text:style-name="P23"><text:span text:style-name="T73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15" draw:text-style-name="P22" draw:layer="layout" svg:width="3.386cm" svg:height="1.009cm" svg:x="11.492cm" svg:y="7.505cm">
              <text:p text:style-name="P21"><text:span text:style-name="T72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15" draw:text-style-name="P22" draw:layer="layout" svg:width="3.386cm" svg:height="1.009cm" svg:x="11.492cm" svg:y="8.515cm">
              <text:p text:style-name="P23"><text:span text:style-name="T72">_</text:span><text:span text:style-name="T72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22" draw:layer="layout" svg:width="2.576cm" svg:height="1.61cm" svg:x="9.326cm" svg:y="7.21cm">
            <text:p text:style-name="P21"><text:span text:style-name="T72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15" draw:text-style-name="P22" draw:layer="layout" svg:width="3.386cm" svg:height="1.009cm" svg:x="11.492cm" svg:y="13.057cm">
              <text:p text:style-name="P21"><text:span text:style-name="T72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15" draw:text-style-name="P22" draw:layer="layout" svg:width="3.386cm" svg:height="1.009cm" svg:x="11.492cm" svg:y="14.067cm">
              <text:p text:style-name="P23"><text:span text:style-name="T72">_</text:span><text:span text:style-name="T72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15" draw:text-style-name="P22" draw:layer="layout" svg:width="3.386cm" svg:height="1.009cm" svg:x="11.492cm" svg:y="15.077cm">
              <text:p text:style-name="P23"><text:span text:style-name="T72">_</text:span><text:span text:style-name="T72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22" draw:layer="layout" svg:width="2.576cm" svg:height="1.61cm" svg:x="9.33cm" svg:y="12.762cm">
            <text:p text:style-name="P21"><text:span text:style-name="T72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15" draw:text-style-name="P22" draw:layer="layout" svg:width="3.386cm" svg:height="1.009cm" svg:x="11.492cm" svg:y="10.279cm">
              <text:p text:style-name="P21"><text:span text:style-name="T72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5" draw:text-style-name="P22" draw:layer="layout" svg:width="3.386cm" svg:height="1.009cm" svg:x="11.492cm" svg:y="11.289cm">
              <text:p text:style-name="P23"><text:span text:style-name="T72">_</text:span><text:span text:style-name="T72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22" draw:layer="layout" svg:width="2.576cm" svg:height="1.61cm" svg:x="9.326cm" svg:y="9.984cm">
            <text:p text:style-name="P21"><text:span text:style-name="T72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30" draw:layer="layout" svg:width="4.444cm" svg:height="3.299cm" svg:x="20.457cm" svg:y="15.081cm">
          <text:p text:style-name="P21"><text:span text:style-name="T70">void B::f3</text:span></text:p>
          <text:p text:style-name="P23"><text:span text:style-name="T70">{ </text:span></text:p>
          <text:p text:style-name="P23"><text:span text:style-name="T70"><text:s/></text:span><text:span text:style-name="T71">//...</text:span></text:p>
          <text:p text:style-name="P23"><text:span text:style-name="T7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15" draw:text-style-name="P22" draw:layer="layout" svg:width="2.116cm" svg:height="1.009cm" svg:x="16.642cm" svg:y="13.07cm">
            <text:p text:style-name="P23"><text:span text:style-name="T72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5" draw:text-style-name="P22" draw:layer="layout" svg:width="2.116cm" svg:height="1.009cm" svg:x="16.642cm" svg:y="14.08cm">
            <text:p text:style-name="P23"><text:span text:style-name="T72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5" draw:text-style-name="P22" draw:layer="layout" svg:width="2.116cm" svg:height="1.009cm" svg:x="16.642cm" svg:y="15.09cm">
            <text:p text:style-name="P23"><text:span text:style-name="T72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15" draw:text-style-name="P22" draw:layer="layout" svg:width="2.116cm" svg:height="1.009cm" svg:x="16.642cm" svg:y="9.393cm">
            <text:p text:style-name="P23"><text:span text:style-name="T72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5" draw:text-style-name="P22" draw:layer="layout" svg:width="2.116cm" svg:height="1.009cm" svg:x="16.642cm" svg:y="10.403cm">
            <text:p text:style-name="P23"><text:span text:style-name="T72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16" draw:text-style-name="P17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16" draw:text-style-name="P17" draw:layer="layout" svg:width="1.684cm" svg:height="0.885cm" svg:x="14.918cm" svg:y="9.87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16" draw:text-style-name="P17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17" draw:text-style-name="P17" draw:layer="layout" svg:width="1.697cm" svg:height="4.419cm" svg:x="18.759cm" svg:y="5.4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17" draw:text-style-name="P17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17" draw:text-style-name="P17" draw:layer="layout" svg:width="1.697cm" svg:height="0.583cm" svg:x="18.759cm" svg:y="12.96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17" draw:text-style-name="P17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17" draw:text-style-name="P17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7" draw:layer="layout" svg:width="9.947cm" svg:height="0.007cm" svg:x="9.489cm" svg:y="15.216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1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2" draw:style-name="dp1" draw:master-page-name="כותרת_20_בלבד" presentation:presentation-page-layout-name="AL4T19">
        <office:forms form:automatic-focus="false" form:apply-design-mode="false"/>
        <draw:custom-shape draw:name="Rectangle 3" draw:style-name="gr19" draw:text-style-name="P29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31" draw:layer="layout" svg:width="8.779cm" svg:height="16.342cm" svg:x="0.71cm" svg:y="0.984cm">
          <text:p text:style-name="P21"><text:span text:style-name="T68">class</text:span><text:span text:style-name="T69"> A </text:span><text:span text:style-name="T69"><text:line-break/></text:span><text:span text:style-name="T69">{ </text:span><text:span text:style-name="T68">public</text:span><text:span text:style-name="T69">: </text:span><text:span text:style-name="T69"><text:line-break/></text:span><text:span text:style-name="T69">   </text:span><text:span text:style-name="T68">virtual</text:span><text:span text:style-name="T69"> </text:span><text:span text:style-name="T68">void</text:span><text:span text:style-name="T69"> f1();    </text:span><text:span text:style-name="T68">virtual</text:span><text:span text:style-name="T69"> </text:span><text:span text:style-name="T68">void</text:span><text:span text:style-name="T69"> f2();    </text:span><text:span text:style-name="T68">int</text:span><text:span text:style-name="T69"> _a; </text:span><text:span text:style-name="T69"><text:line-break/></text:span><text:span text:style-name="T69">}; </text:span></text:p>
          <text:p text:style-name="P21"><text:span text:style-name="T69"><text:line-break/></text:span><text:span text:style-name="T68">class</text:span><text:span text:style-name="T69"> B: </text:span><text:span text:style-name="T68">public</text:span><text:span text:style-name="T69"> A </text:span><text:span text:style-name="T69"><text:line-break/></text:span><text:span text:style-name="T69">{ </text:span><text:span text:style-name="T68">public</text:span><text:span text:style-name="T69">: </text:span><text:span text:style-name="T69"><text:line-break/></text:span><text:span text:style-name="T69">   </text:span><text:span text:style-name="T68">virtual</text:span><text:span text:style-name="T69"> </text:span><text:span text:style-name="T68">void</text:span><text:span text:style-name="T69"> f1();    </text:span><text:span text:style-name="T68">virtual</text:span><text:span text:style-name="T69"> </text:span><text:span text:style-name="T68">void</text:span><text:span text:style-name="T69"> f3();    </text:span><text:span text:style-name="T68">void</text:span><text:span text:style-name="T69"> f4(); </text:span><text:span text:style-name="T69"><text:line-break/></text:span><text:span text:style-name="T69">   </text:span><text:span text:style-name="T68">int</text:span><text:span text:style-name="T69"> _b; </text:span><text:span text:style-name="T69"><text:line-break/></text:span><text:span text:style-name="T69">}; </text:span><text:span text:style-name="T69"><text:line-break/></text:span><text:span text:style-name="T69"><text:line-break/></text:span><text:span text:style-name="T69">A* a1= new A;</text:span></text:p>
          <text:p text:style-name="P21"><text:span text:style-name="T69">A* a2= new A; </text:span><text:span text:style-name="T69"><text:line-break/></text:span><text:span text:style-name="T69">A* a3= new B; <text:s/></text:span></text:p>
          <text:p text:style-name="P21"><text:span text:style-name="T69">a3→f3(); // comp.er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31" draw:layer="layout" svg:width="4.444cm" svg:height="3.299cm" svg:x="20.457cm" svg:y="3.81cm">
          <text:p text:style-name="P21"><text:span text:style-name="T70">void A::f1</text:span></text:p>
          <text:p text:style-name="P23"><text:span text:style-name="T70">{ </text:span></text:p>
          <text:p text:style-name="P23"><text:span text:style-name="T70"><text:s/></text:span><text:span text:style-name="T71">//...</text:span></text:p>
          <text:p text:style-name="P23"><text:span text:style-name="T7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31" draw:layer="layout" svg:width="4.444cm" svg:height="3.299cm" svg:x="20.457cm" svg:y="7.567cm">
          <text:p text:style-name="P21"><text:span text:style-name="T70">void A::f2</text:span></text:p>
          <text:p text:style-name="P23"><text:span text:style-name="T70">{ </text:span></text:p>
          <text:p text:style-name="P23"><text:span text:style-name="T70"><text:s/></text:span><text:span text:style-name="T71">//...</text:span></text:p>
          <text:p text:style-name="P23"><text:span text:style-name="T7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1" draw:layer="layout" svg:width="4.444cm" svg:height="3.299cm" svg:x="20.457cm" svg:y="11.324cm">
          <text:p text:style-name="P21"><text:span text:style-name="T70">void B::f1</text:span></text:p>
          <text:p text:style-name="P23"><text:span text:style-name="T70">{ </text:span></text:p>
          <text:p text:style-name="P23"><text:span text:style-name="T70"><text:s/></text:span><text:span text:style-name="T71">//...</text:span></text:p>
          <text:p text:style-name="P23"><text:span text:style-name="T7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2" draw:layer="layout" svg:width="2.45cm" svg:height="1.098cm" svg:x="16.441cm" svg:y="6.853cm">
          <text:p text:style-name="P23"><text:span text:style-name="T72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32" draw:layer="layout" svg:width="0.969cm" svg:height="1.267cm" svg:x="16.46cm" svg:y="8.123cm">
          <text:p text:style-name="P23"><text:span text:style-name="T73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32" draw:layer="layout" svg:width="0.969cm" svg:height="1.267cm" svg:x="16.398cm" svg:y="11.95cm">
          <text:p text:style-name="P23"><text:span text:style-name="T73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20" draw:text-style-name="P33" draw:layer="layout" svg:width="3.386cm" svg:height="1.009cm" svg:x="11.492cm" svg:y="7.505cm">
              <text:p text:style-name="P21"><text:span text:style-name="T72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20" draw:text-style-name="P32" draw:layer="layout" svg:width="3.386cm" svg:height="1.009cm" svg:x="11.492cm" svg:y="8.515cm">
              <text:p text:style-name="P23"><text:span text:style-name="T72">_</text:span><text:span text:style-name="T72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33" draw:layer="layout" svg:width="2.576cm" svg:height="1.61cm" svg:x="9.326cm" svg:y="7.21cm">
            <text:p text:style-name="P21"><text:span text:style-name="T72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20" draw:text-style-name="P33" draw:layer="layout" svg:width="3.386cm" svg:height="1.009cm" svg:x="11.492cm" svg:y="13.057cm">
              <text:p text:style-name="P21"><text:span text:style-name="T72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0" draw:text-style-name="P32" draw:layer="layout" svg:width="3.386cm" svg:height="1.009cm" svg:x="11.492cm" svg:y="14.067cm">
              <text:p text:style-name="P23"><text:span text:style-name="T72">_</text:span><text:span text:style-name="T72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20" draw:text-style-name="P32" draw:layer="layout" svg:width="3.386cm" svg:height="1.009cm" svg:x="11.492cm" svg:y="15.077cm">
              <text:p text:style-name="P23"><text:span text:style-name="T72">_</text:span><text:span text:style-name="T72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33" draw:layer="layout" svg:width="2.576cm" svg:height="1.61cm" svg:x="9.33cm" svg:y="12.762cm">
            <text:p text:style-name="P21"><text:span text:style-name="T72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20" draw:text-style-name="P33" draw:layer="layout" svg:width="3.386cm" svg:height="1.009cm" svg:x="11.492cm" svg:y="10.279cm">
              <text:p text:style-name="P21"><text:span text:style-name="T72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32" draw:layer="layout" svg:width="3.386cm" svg:height="1.009cm" svg:x="11.492cm" svg:y="11.289cm">
              <text:p text:style-name="P23"><text:span text:style-name="T72">_</text:span><text:span text:style-name="T72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33" draw:layer="layout" svg:width="2.576cm" svg:height="1.61cm" svg:x="9.326cm" svg:y="9.984cm">
            <text:p text:style-name="P21"><text:span text:style-name="T72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31" draw:layer="layout" svg:width="4.444cm" svg:height="3.299cm" svg:x="20.457cm" svg:y="15.081cm">
          <text:p text:style-name="P21"><text:span text:style-name="T70">void B::f3</text:span></text:p>
          <text:p text:style-name="P23"><text:span text:style-name="T70">{ </text:span></text:p>
          <text:p text:style-name="P23"><text:span text:style-name="T70"><text:s/></text:span><text:span text:style-name="T71">//...</text:span></text:p>
          <text:p text:style-name="P23"><text:span text:style-name="T70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21" draw:text-style-name="P32" draw:layer="layout" svg:width="2.116cm" svg:height="1.009cm" svg:x="16.642cm" svg:y="13.07cm">
            <text:p text:style-name="P23"><text:span text:style-name="T72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1" draw:text-style-name="P32" draw:layer="layout" svg:width="2.116cm" svg:height="1.009cm" svg:x="16.642cm" svg:y="14.08cm">
            <text:p text:style-name="P23"><text:span text:style-name="T72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1" draw:text-style-name="P32" draw:layer="layout" svg:width="2.116cm" svg:height="1.009cm" svg:x="16.642cm" svg:y="15.09cm">
            <text:p text:style-name="P23"><text:span text:style-name="T72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21" draw:text-style-name="P32" draw:layer="layout" svg:width="2.116cm" svg:height="1.009cm" svg:x="16.642cm" svg:y="9.393cm">
            <text:p text:style-name="P23"><text:span text:style-name="T72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1" draw:text-style-name="P32" draw:layer="layout" svg:width="2.116cm" svg:height="1.009cm" svg:x="16.642cm" svg:y="10.403cm">
            <text:p text:style-name="P23"><text:span text:style-name="T72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22" draw:text-style-name="P17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23" draw:text-style-name="P17" draw:layer="layout" svg:width="1.684cm" svg:height="0.885cm" svg:x="14.918cm" svg:y="9.87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24" draw:text-style-name="P17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25" draw:text-style-name="P17" draw:layer="layout" svg:width="1.697cm" svg:height="4.419cm" svg:x="18.759cm" svg:y="5.4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26" draw:text-style-name="P17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27" draw:text-style-name="P17" draw:layer="layout" svg:width="1.697cm" svg:height="0.583cm" svg:x="18.759cm" svg:y="12.96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28" draw:text-style-name="P17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29" draw:text-style-name="P17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7" draw:layer="layout" svg:width="9.947cm" svg:height="0.007cm" svg:x="9.489cm" svg:y="15.2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" draw:style-name="gr30" draw:text-style-name="P34" draw:layer="layout" svg:width="17.797cm" svg:height="6.654cm" svg:x="0.591cm" svg:y="0.449cm">
          <text:p text:style-name="P13"><text:span text:style-name="T6">Through *a3 everything below the red dashed line will be hidden (you can downcast to a different name, la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2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alling virtual function from a ctor/dtor explained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C</text:span><text:span text:style-name="T4">all</text:span><text:span text:style-name="T4">in</text:span><text:span text:style-name="T4">g </text:span><text:span text:style-name="T4">vir</text:span><text:span text:style-name="T4">tu</text:span><text:span text:style-name="T4">al </text:span><text:span text:style-name="T4">fu</text:span><text:span text:style-name="T4">nc</text:span><text:span text:style-name="T4">tio</text:span><text:span text:style-name="T4">n </text:span><text:span text:style-name="T4">fr</text:span><text:span text:style-name="T4">o</text:span><text:span text:style-name="T4">m </text:span><text:span text:style-name="T4">a </text:span><text:span text:style-name="T4">ct</text:span><text:span text:style-name="T4">or</text:span><text:span text:style-name="T4">/dt</text:span><text:span text:style-name="T4">or </text:span><text:span text:style-name="T4">ex</text:span><text:span text:style-name="T4">pl</text:span><text:span text:style-name="T4">ai</text:span><text:span text:style-name="T4">ne</text:span><text:span text:style-name="T4">d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1" draw:text-style-name="P12" draw:layer="layout" svg:width="23.706cm" svg:height="15.874cm" svg:x="0.748cm" svg:y="4.262cm">
          <text:list text:style-name="L8">
            <text:list-item>
              <text:list>
                <text:list-item>
                  <text:p text:style-name="P35"><text:span text:style-name="T6">When the code to the ctor/dtor is generated, it is generated to its class and not for a different class.</text:span></text:p>
                </text:list-item>
                <text:list-item>
                  <text:p text:style-name="P35"><text:span text:style-name="T6">Thus, the vptr will be to the vtable of the same clas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4.212cm" svg:height="10.659cm" svg:x="2.753cm" svg:y="2.16cm" draw:page-number="33" presentation:class="page"/>
          <draw:frame presentation:style-name="pr2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- Rec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</text:span><text:span text:style-name="T4">rt</text:span><text:span text:style-name="T4">ua</text:span><text:span text:style-name="T4">l – </text:span><text:span text:style-name="T4">pr</text:span><text:span text:style-name="T4">os </text:span><text:span text:style-name="T4">an</text:span><text:span text:style-name="T4">d </text:span><text:span text:style-name="T4">co</text:span><text:span text:style-name="T4">n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24" draw:text-style-name="P37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5"><text:span text:style-name="T6">Calling a virtual method is more expensive </text:span><text:span text:style-name="T6">than standard call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5"><text:span text:style-name="T6">Two pointers are “chased” to get to the </text:span><text:span text:style-name="T6">address of the function</text:span></text:p>
                      </text:list-item>
                      <text:list-item>
                        <text:p text:style-name="P35"><text:span text:style-name="T6">No inlining</text:span></text:p>
                      </text:list-item>
                    </text:list>
                  </text:list-item>
                  <text:list-item>
                    <text:p text:style-name="P36"><text:span text:style-name="T6">Declare a function “virtual” only if you need </text:span><text:span text:style-name="T6">polymorphis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34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es</text:span><text:span text:style-name="T4">tr</text:span><text:span text:style-name="T4">uc</text:span><text:span text:style-name="T4">to</text:span><text:span text:style-name="T4">rs </text:span><text:span text:style-name="T4">&amp; </text:span><text:span text:style-name="T4">In</text:span><text:span text:style-name="T4">he</text:span><text:span text:style-name="T4">rit</text:span><text:span text:style-name="T4">an</text:span><text:span text:style-name="T4">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2" text:id="id2" text:style-name="P15"><text:span text:style-name="T10">class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Base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 : </text:span><text:span text:style-name="T10">public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Derived(); </text:span><text:span text:style-name="T11"><text:line-break/></text:span><text:span text:style-name="T11">}; </text:span><text:span text:style-name="T11"><text:line-break/></text:span><text:span text:style-name="T11">Base *p = </text:span><text:span text:style-name="T10">new</text:span><text:span text:style-name="T11"> Derived; </text:span><text:span text:style-name="T11"><text:line-break/></text:span><text:span text:style-name="T10">delete</text:span><text:span text:style-name="T11"> p; </text:span><text:span text:style-name="T11"><text:line-break/></text:span><text:span text:style-name="T44">Which destructor is called?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6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es</text:span><text:span text:style-name="T4">tr</text:span><text:span text:style-name="T4">uc</text:span><text:span text:style-name="T4">to</text:span><text:span text:style-name="T4">rs </text:span><text:span text:style-name="T4">&amp; </text:span><text:span text:style-name="T4">In</text:span><text:span text:style-name="T4">he</text:span><text:span text:style-name="T4">rit</text:span><text:span text:style-name="T4">an</text:span><text:span text:style-name="T4">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3" text:id="id3" text:style-name="P15"><text:span text:style-name="T10">class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Base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 : </text:span><text:span text:style-name="T10">public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Derived(); </text:span><text:span text:style-name="T11"><text:line-break/></text:span><text:span text:style-name="T11">}; </text:span><text:span text:style-name="T11"><text:line-break/></text:span><text:span text:style-name="T11">Base *p = </text:span><text:span text:style-name="T10">new</text:span><text:span text:style-name="T11"> Derived; </text:span><text:span text:style-name="T11"><text:line-break/></text:span><text:span text:style-name="T10">delete</text:span><text:span text:style-name="T11"> p; </text:span><text:span text:style-name="T11"><text:line-break/></text:span><text:span text:style-name="T44">Which destructor is called? </text:span><text:span text:style-name="T12">Base::~Base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Destruc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</text:span><text:span text:style-name="T4">rt</text:span><text:span text:style-name="T4">ua</text:span><text:span text:style-name="T4">l </text:span><text:span text:style-name="T4">D</text:span><text:span text:style-name="T4">es</text:span><text:span text:style-name="T4">tr</text:span><text:span text:style-name="T4">uc</text:span><text:span text:style-name="T4">to</text:span><text:span text:style-name="T4">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38"><text:span text:style-name="T6"/></text:p>
            <text:list text:style-name="L3">
              <text:list-item>
                <text:p text:style-name="P38"><text:span text:style-name="T6">Destructor is like any other method</text:span></text:p>
              </text:list-item>
              <text:list-item>
                <text:p text:style-name="P38"><text:span text:style-name="T6">The example uses static resolution, and </text:span><text:span text:style-name="T6">hence the wrong destructor is called</text:span></text:p>
              </text:list-item>
              <text:list-item>
                <text:p text:style-name="P38"><text:span text:style-name="T6">To fix that, we need to declare virtual </text:span><text:span text:style-name="T6">destructor </text:span><text:span text:style-name="T18">at the base class!</text:span></text:p>
              </text:list-item>
            </text:list>
            <text:p text:style-name="P13"><text:span text:style-name="T6"/></text:p>
            <text:p text:style-name="P13"><text:span text:style-name="T6">Once you declare virtual destructor, derived </text:span><text:span text:style-name="T6">class must declare a destructor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8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</text:span><text:span text:style-name="T4">es</text:span><text:span text:style-name="T4">tr</text:span><text:span text:style-name="T4">uc</text:span><text:span text:style-name="T4">to</text:span><text:span text:style-name="T4">rs </text:span><text:span text:style-name="T4">&amp; </text:span><text:span text:style-name="T4">In</text:span><text:span text:style-name="T4">he</text:span><text:span text:style-name="T4">rit</text:span><text:span text:style-name="T4">an</text:span><text:span text:style-name="T4">ce</text:span></text:p>
          </draw:text-box>
        </draw:frame>
        <draw:frame draw:name="מציין מיקום של מספר שקופית 4" presentation:style-name="pr6" draw:text-style-name="P39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4" text:id="id4" text:style-name="P15"><text:span text:style-name="T10">class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</text:span><text:span text:style-name="T10">virtual </text:span><text:span text:style-name="T11">~Base(); </text:span><text:span text:style-name="T11"><text:line-break/></text:span><text:span text:style-name="T11">}; </text:span><text:span text:style-name="T11"><text:line-break/></text:span><text:span text:style-name="T10">class</text:span><text:span text:style-name="T11"> Derived : </text:span><text:span text:style-name="T10">public</text:span><text:span text:style-name="T11"> Base </text:span><text:span text:style-name="T11"><text:line-break/></text:span><text:span text:style-name="T11">{ </text:span><text:span text:style-name="T10">public</text:span><text:span text:style-name="T11">: </text:span><text:span text:style-name="T11"><text:line-break/></text:span><text:span text:style-name="T11">   ~Derived(); </text:span><text:span text:style-name="T11"><text:line-break/></text:span><text:span text:style-name="T11">}; </text:span><text:span text:style-name="T11"><text:line-break/></text:span><text:span text:style-name="T11">Base *p = </text:span><text:span text:style-name="T10">new</text:span><text:span text:style-name="T11"> Derived; </text:span><text:span text:style-name="T11"><text:line-break/></text:span><text:span text:style-name="T10">delete</text:span><text:span text:style-name="T11"> p; </text:span><text:span text:style-name="T11"><text:line-break/></text:span><text:span text:style-name="T44">Which destructor is called? Derived</text:span><text:span text:style-name="T12">::~</text:span><text:span text:style-name="T44">Derived</text:span><text:span text:style-name="T12">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0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A</text:span><text:span text:style-name="T4">bs</text:span><text:span text:style-name="T4">tr</text:span><text:span text:style-name="T4">ac</text:span><text:span text:style-name="T4">t </text:span><text:span text:style-name="T4">cl</text:span><text:span text:style-name="T4">as</text:span><text:span text:style-name="T4">se</text:span><text:span text:style-name="T4">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Revisiting our example, we write:</text:span></text:p>
            <text:p text:style-name="P13"><text:span text:style-name="T44"/></text:p>
            <text:p text:style-name="P15"><text:span text:style-name="T10">class</text:span><text:span text:style-name="T11"> Shap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irtual</text:span><text:span text:style-name="T11"> ~Shape(); </text:span><text:span text:style-name="T74"><text:line-break/></text:span><text:span text:style-name="T74"> <text:s text:c="2"/></text:span><text:span text:style-name="T10">virtual</text:span><text:span text:style-name="T11"> </text:span><text:span text:style-name="T10">void</text:span><text:span text:style-name="T11"> draw() </text:span><text:span text:style-name="T10">const</text:span><text:span text:style-name="T11">; </text:span><text:span text:style-name="T74"><text:line-break/></text:span><text:span text:style-name="T74"> <text:s text:c="2"/></text:span><text:span text:style-name="T10">virtual</text:span><text:span text:style-name="T11"> </text:span><text:span text:style-name="T10">double</text:span><text:span text:style-name="T11"> area()</text:span><text:span text:style-name="T10"> const</text:span><text:span text:style-name="T11">; </text:span><text:span text:style-name="T74"><text:s/></text:span><text:span text:style-name="T74"><text:line-break/></text:span><text:span text:style-name="T11">}; </text:span><text:span text:style-name="T11"><text:line-break/></text:span><text:span text:style-name="T11"/></text:p>
            <text:p text:style-name="P15"><text:span text:style-name="T44">How do we implement Shape::draw() ?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Interfac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</text:span><text:span text:style-name="T4">he</text:span><text:span text:style-name="T4">rit</text:span><text:span text:style-name="T4">an</text:span><text:span text:style-name="T4">ce </text:span><text:span text:style-name="T4">&amp; </text:span><text:span text:style-name="T4">Int</text:span><text:span text:style-name="T4">er</text:span><text:span text:style-name="T4">fa</text:span><text:span text:style-name="T4">ce</text:span><text:span text:style-name="T4">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43" draw:layer="layout" svg:width="24.129cm" svg:height="15.662cm" svg:x="0.635cm" svg:y="2.752cm" presentation:class="outline" presentation:user-transformed="true">
          <draw:text-box>
            <text:list text:style-name="L10">
              <text:list-item>
                <text:p text:style-name="P41"><text:span text:style-name="T75">In this example, we never want to deal </text:span><text:span text:style-name="T75">with objects of type Shape</text:span></text:p>
              </text:list-item>
            </text:list>
            <text:list text:style-name="L11">
              <text:list-item>
                <text:list>
                  <text:list-item>
                    <text:p text:style-name="P42"><text:span text:style-name="T75">Shape serves the role of an interface</text:span></text:p>
                  </text:list-item>
                </text:list>
              </text:list-item>
              <text:list-item>
                <text:p text:style-name="P41"><text:span text:style-name="T75">All shapes need to be specific shapes <text:s/></text:span><text:span text:style-name="T75">instances of derived classes of Shape.</text:span></text:p>
              </text:list-item>
              <text:list-item>
                <text:p text:style-name="P41"><text:span text:style-name="T75">How do we enforce this?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r</text:span><text:span text:style-name="T4">e </text:span><text:span text:style-name="T4">Vi</text:span><text:span text:style-name="T4">rt</text:span><text:span text:style-name="T4">ua</text:span><text:span text:style-name="T4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We can specify that Shape::draw() must be </text:span><text:span text:style-name="T44">implemented in derived class</text:span></text:p>
            <text:p text:style-name="P15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 <text:s text:c="2"/></text:span><text:span text:style-name="T11"><text:tab/></text:span><text:span text:style-name="T10">virtual</text:span><text:span text:style-name="T11"> ~Shape() {}; </text:span></text:p>
            <text:p text:style-name="P15"><text:span text:style-name="T11"><text:s text:c="3"/></text:span><text:span text:style-name="T11"><text:tab/></text:span><text:span text:style-name="T74">// pure virtuals</text:span><text:span text:style-name="T74"><text:line-break/></text:span><text:span text:style-name="T74"> <text:s text:c="2"/></text:span><text:span text:style-name="T74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76">0</text:span><text:span text:style-name="T11">; </text:span><text:span text:style-name="T74"><text:line-break/></text:span><text:span text:style-name="T74"> <text:s text:c="2"/></text:span><text:span text:style-name="T74"><text:tab/></text:span><text:span text:style-name="T10">virtual</text:span><text:span text:style-name="T11"> </text:span><text:span text:style-name="T10">double</text:span><text:span text:style-name="T11"> area() </text:span><text:span text:style-name="T10">const </text:span><text:span text:style-name="T11">= </text:span><text:span text:style-name="T76">0</text:span><text:span text:style-name="T11">; </text:span><text:span text:style-name="T74"><text:line-break/></text:span><text:span text:style-name="T74"> <text:s text:c="2"/></text:span><text:span text:style-name="T74"><text:tab/></text:span><text:span text:style-name="T10">virtual</text:span><text:span text:style-name="T11"> setName() = </text:span><text:span text:style-name="T76">0</text:span><text:span text:style-name="T11">; </text:span><text:span text:style-name="T74"><text:line-break/></text:span><text:span text:style-name="T11">};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r</text:span><text:span text:style-name="T4">e </text:span><text:span text:style-name="T4">Vi</text:span><text:span text:style-name="T4">rt</text:span><text:span text:style-name="T4">ua</text:span><text:span text:style-name="T4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We can specify that Shape::draw() must be </text:span><text:span text:style-name="T44">implemented in derived class</text:span></text:p>
            <text:p text:style-name="P15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<text:tab/></text:span><text:span text:style-name="T74">// pure virtuals</text:span><text:span text:style-name="T11"> <text:s text:c="2"/></text:span></text:p>
            <text:p text:style-name="P15"><text:span text:style-name="T10"><text:s text:c="5"/></text:span><text:span text:style-name="T10">virtual</text:span><text:span text:style-name="T11"> ~Shape()=</text:span><text:span text:style-name="T76"> 0</text:span><text:span text:style-name="T11">; </text:span><text:span text:style-name="T74"><text:line-break/></text:span><text:span text:style-name="T74"> <text:s text:c="2"/></text:span><text:span text:style-name="T74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76">0</text:span><text:span text:style-name="T11">; </text:span><text:span text:style-name="T74"><text:line-break/></text:span><text:span text:style-name="T74"> <text:s text:c="2"/></text:span><text:span text:style-name="T74"><text:tab/></text:span><text:span text:style-name="T10">virtual</text:span><text:span text:style-name="T11"> </text:span><text:span text:style-name="T10">double</text:span><text:span text:style-name="T11"> area()</text:span><text:span text:style-name="T10"> const </text:span><text:span text:style-name="T11">= </text:span><text:span text:style-name="T76">0</text:span><text:span text:style-name="T11">; </text:span><text:span text:style-name="T74"><text:line-break/></text:span><text:span text:style-name="T11">};</text:span></text:p>
            <text:p text:style-name="P15"><text:span text:style-name="T10">inline</text:span><text:span text:style-name="T11"> Shape::~Shape() { } </text:span><text:span text:style-name="T77">// What?!</text:span></text:p>
            <text:p text:style-name="P15"><text:span text:style-name="T11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r</text:span><text:span text:style-name="T4">e </text:span><text:span text:style-name="T4">Vi</text:span><text:span text:style-name="T4">rt</text:span><text:span text:style-name="T4">ua</text:span><text:span text:style-name="T4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We can specify that Shape::draw() </text:span><text:span text:style-name="T78">must be </text:span><text:span text:style-name="T78">implemented in derived class, but it can be </text:span><text:span text:style-name="T78">implemented in base also, destructor will be </text:span><text:span text:style-name="T78">called here so we must define it!</text:span></text:p>
            <text:p text:style-name="P15"><text:span text:style-name="T10">class</text:span><text:span text:style-name="T11"> Shape { </text:span><text:span text:style-name="T11"><text:line-break/></text:span><text:span text:style-name="T10">public</text:span><text:span text:style-name="T11">: </text:span><text:span text:style-name="T11"><text:line-break/></text:span><text:span text:style-name="T11"> <text:s text:c="3"/></text:span><text:span text:style-name="T11"><text:tab/></text:span><text:span text:style-name="T10">virtual</text:span><text:span text:style-name="T11"> ~Shape()=</text:span><text:span text:style-name="T76"> 0</text:span><text:span text:style-name="T11">; </text:span><text:span text:style-name="T74"><text:line-break/></text:span><text:span text:style-name="T74"> <text:s text:c="2"/></text:span><text:span text:style-name="T74"><text:tab/></text:span><text:span text:style-name="T10">virtual</text:span><text:span text:style-name="T11"> </text:span><text:span text:style-name="T10">void</text:span><text:span text:style-name="T11"> draw() </text:span><text:span text:style-name="T10">const </text:span><text:span text:style-name="T11">= </text:span><text:span text:style-name="T76">0</text:span><text:span text:style-name="T11">; </text:span><text:span text:style-name="T74"><text:line-break/></text:span><text:span text:style-name="T74"> <text:s text:c="2"/></text:span><text:span text:style-name="T74"><text:tab/></text:span><text:span text:style-name="T10">virtual</text:span><text:span text:style-name="T11"> </text:span><text:span text:style-name="T10">double</text:span><text:span text:style-name="T11"> area()</text:span><text:span text:style-name="T10"> const </text:span><text:span text:style-name="T11">= </text:span><text:span text:style-name="T76">0</text:span><text:span text:style-name="T11">; </text:span><text:span text:style-name="T74"><text:line-break/></text:span><text:span text:style-name="T11">};</text:span></text:p>
            <text:p text:style-name="P15"><text:span text:style-name="T10">inline</text:span><text:span text:style-name="T11"> Shape::~Shape() { } </text:span><text:span text:style-name="T77">// What?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</text:span><text:span text:style-name="T4">ur</text:span><text:span text:style-name="T4">e </text:span><text:span text:style-name="T4">Vi</text:span><text:span text:style-name="T4">rt</text:span><text:span text:style-name="T4">ua</text:span><text:span text:style-name="T4">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We cannot create objects of a Pure Virtual </text:span><text:span text:style-name="T6">class – that is an object that contains at least </text:span><text:span text:style-name="T6">one Pure Virtual method</text:span></text:p>
            <text:p text:style-name="P13"><text:span text:style-name="T6"/></text:p>
            <text:p text:style-name="P15"><text:span text:style-name="T16">Shape* p; </text:span><text:span text:style-name="T79">// legal </text:span><text:span text:style-name="T79"><text:line-break/></text:span><text:span text:style-name="T16">Shape s; </text:span><text:span text:style-name="T80">// illegal</text:span><text:span text:style-name="T79"> </text:span></text:p>
            <text:p text:style-name="P15"><text:span text:style-name="T16">p = </text:span><text:span text:style-name="T20">new</text:span><text:span text:style-name="T16"> Shape; </text:span><text:span text:style-name="T80">// illegal</text:span><text:span text:style-name="T79"> </text:span><text:span text:style-name="T79"><text:line-break/></text:span><text:span text:style-name="T16">Circle c; </text:span><text:span text:style-name="T79">// legal </text:span><text:span text:style-name="T79"><text:line-break/></text:span><text:span text:style-name="T16">p = &amp;c; </text:span><text:span text:style-name="T79">// legal </text:span></text:p>
            <text:p text:style-name="P15"><text:span text:style-name="T16">p = new Circle; </text:span><text:span text:style-name="T79">// legal </text:span><text:span text:style-name="T79"><text:line-break/></text:span><text:span text:style-name="T79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ivate Pure Virtual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</text:span><text:span text:style-name="T4">iv</text:span><text:span text:style-name="T4">at</text:span><text:span text:style-name="T4">e </text:span><text:span text:style-name="T4">P</text:span><text:span text:style-name="T4">ur</text:span><text:span text:style-name="T4">e </text:span><text:span text:style-name="T4">Vi</text:span><text:span text:style-name="T4">rt</text:span><text:span text:style-name="T4">ua</text:span><text:span text:style-name="T4">l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4">Legal and often used, derived objects must </text:span><text:span text:style-name="T44">implement but cannot use:</text:span></text:p>
            <text:p text:style-name="P15"><text:span text:style-name="T13">class</text:span><text:span text:style-name="T14"> Shape {</text:span></text:p>
            <text:p text:style-name="P15"><text:span text:style-name="T14"><text:tab/></text:span><text:span text:style-name="T13">virtual</text:span><text:span text:style-name="T14"> </text:span><text:span text:style-name="T13">void</text:span><text:span text:style-name="T14"> drawImpl()= </text:span><text:span text:style-name="T81">0</text:span><text:span text:style-name="T14">;</text:span></text:p>
            <text:p text:style-name="P15"><text:span text:style-name="T14"><text:s text:c="3"/></text:span><text:span text:style-name="T13">static int </text:span><text:span text:style-name="T14">g_numDraws;</text:span></text:p>
            <text:p text:style-name="P15"><text:span text:style-name="T13">public</text:span><text:span text:style-name="T14">:</text:span></text:p>
            <text:p text:style-name="P15"><text:span text:style-name="T13">void</text:span><text:span text:style-name="T14"> draw()</text:span><text:span text:style-name="T13"> const </text:span><text:span text:style-name="T14">{</text:span></text:p>
            <text:p text:style-name="P15"><text:span text:style-name="T14"><text:s/></text:span><text:span text:style-name="T14"><text:tab/></text:span><text:span text:style-name="T14">++g_numDraws;</text:span></text:p>
            <text:p text:style-name="P15"><text:span text:style-name="T14"><text:tab/></text:span><text:span text:style-name="T14">drawImpl();</text:span></text:p>
            <text:p text:style-name="P15"><text:span text:style-name="T14">}</text:span><text:span text:style-name="T14"><text:line-break/></text:span><text:span text:style-name="T13">static</text:span><text:span text:style-name="T14"> </text:span><text:span text:style-name="T13">int</text:span><text:span text:style-name="T14"> numDraws() </text:span><text:span text:style-name="T13">const</text:span><text:span text:style-name="T14"> { return </text:span><text:span text:style-name="T14">g_numDraws; }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 - Tip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</text:span><text:span text:style-name="T4">rt</text:span><text:span text:style-name="T4">ua</text:span><text:span text:style-name="T4">l </text:span><text:span text:style-name="T4">M</text:span><text:span text:style-name="T4">et</text:span><text:span text:style-name="T4">ho</text:span><text:span text:style-name="T4">ds </text:span><text:span text:style-name="T4">- </text:span><text:span text:style-name="T4">Ti</text:span><text:span text:style-name="T4">p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23.706cm" svg:height="15.874cm" svg:x="0.847cm" svg:y="3.598cm" presentation:class="outline" presentation:user-transformed="true">
          <draw:text-box>
            <text:list text:style-name="L12">
              <text:list-item>
                <text:p text:style-name="P41"><text:span text:style-name="T82">If you have virtual methods in a class, always </text:span><text:span text:style-name="T82">declare its destructor virtual</text:span></text:p>
              </text:list-item>
              <text:list-item>
                <text:p text:style-name="P41"><text:span text:style-name="T82">Never call virtual methods during construction </text:span><text:span text:style-name="T82">and destruction</text:span></text:p>
              </text:list-item>
              <text:list-item>
                <text:p text:style-name="P41"><text:span text:style-name="T82">Use pure virtual classes without any fields to </text:span><text:span text:style-name="T82">define interfaces</text:span></text:p>
              </text:list-item>
              <text:list-item>
                <text:p text:style-name="P41"><text:span text:style-name="T82">Use inheritance with polymorphism with care: Be </text:span><text:span text:style-name="T82">sure that this is the appropriate solution ("is a" </text:span><text:span text:style-name="T82">relation)</text:span></text:p>
              </text:list-item>
            </text:list>
          </draw:text-box>
        </draw:frame>
        <presentation:notes draw:style-name="dp2">
          <draw:frame draw:name="Rectangle 7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83"><text:page-number>&lt;number&gt;</text:page-number></text:span></text:p>
            </draw:text-box>
          </draw:frame>
          <draw:page-thumbnail draw:name="Rectangle 2" draw:style-name="gr1" draw:layer="layout" svg:width="19.265cm" svg:height="14.45cm" svg:x="0.22cm" svg:y="1.658cm" draw:page-number="46" presentation:class="page"/>
          <draw:frame draw:name="Rectangle 3" presentation:style-name="pr25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Interfaces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5" draw:text-style-name="P44" draw:layer="layout" svg:width="23.706cm" svg:height="1.776cm" svg:x="0.847cm" svg:y="0.763cm" presentation:class="title" presentation:user-transformed="true">
          <draw:text-box>
            <text:p text:style-name="P8"><text:span text:style-name="T4">Int</text:span><text:span text:style-name="T4">er</text:span><text:span text:style-name="T4">fa</text:span><text:span text:style-name="T4">ce</text:span><text:span text:style-name="T4">s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0" draw:text-style-name="P44" draw:layer="layout" svg:width="23.706cm" svg:height="15.874cm" svg:x="0.847cm" svg:y="2.963cm" presentation:class="outline" presentation:user-transformed="true">
          <draw:text-box>
            <text:list text:style-name="L13">
              <text:list-item>
                <text:p text:style-name="P41"><text:span text:style-name="T84"><text:s/></text:span><text:span text:style-name="T84">To create an equivalent to java </text:span><text:span text:style-name="T84">interface – declare a base class with </text:span><text:span text:style-name="T84">all methods pure virtual and no </text:span><text:span text:style-name="T84">fields.</text:span></text:p>
              </text:list-item>
            </text:list>
            <text:p text:style-name="P13"><text:span text:style-name="T84"/></text:p>
            <text:list text:continue-numbering="true" text:style-name="L13">
              <text:list-item>
                <text:p text:style-name="P13"><text:span text:style-name="T84"><text:s/></text:span><text:span text:style-name="T84">Inheritance can be used to hide </text:span><text:span text:style-name="T84">implementation. But, you will need a </text:span><text:span text:style-name="T84">factory, and with templates also </text:span><text:span text:style-name="T84">pimpl pattern (like in C’s List).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++ pimpl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</text:span><text:span text:style-name="T4">+</text:span><text:span text:style-name="T4">+ </text:span><text:span text:style-name="T4">pi</text:span><text:span text:style-name="T4">m</text:span><text:span text:style-name="T4">p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2" draw:layer="layout" svg:width="11.852cm" svg:height="15.874cm" svg:x="0.847cm" svg:y="2.54cm" presentation:class="outline" presentation:user-transformed="true">
          <draw:text-box>
            <text:p text:style-name="P15"><text:span text:style-name="T85">In List.h file:</text:span></text:p>
            <text:p text:style-name="P15"><text:span text:style-name="T13">class</text:span><text:span text:style-name="T14"> List { </text:span><text:span text:style-name="T14"><text:line-break/></text:span><text:span text:style-name="T13">public</text:span><text:span text:style-name="T14">:</text:span><text:span text:style-name="T14"><text:line-break/></text:span><text:span text:style-name="T14">   </text:span><text:span text:style-name="T13">virtual</text:span><text:span text:style-name="T14"> </text:span><text:span text:style-name="T13">void</text:span><text:span text:style-name="T14"> Add()=</text:span><text:span text:style-name="T81">0</text:span><text:span text:style-name="T14">;    </text:span><text:span text:style-name="T13">virtual</text:span><text:span text:style-name="T14"> ~List(){};</text:span><text:span text:style-name="T14"><text:line-break/></text:span><text:span text:style-name="T14">   </text:span><text:span text:style-name="T13">static</text:span><text:span text:style-name="T14"> List* make(); </text:span><text:span text:style-name="T14"><text:line-break/></text:span><text:span text:style-name="T14">}; </text:span></text:p>
            <text:p text:style-name="P15"><text:span text:style-name="T14"><text:line-break/></text:span><text:span text:style-name="T85">In main.cpp:</text:span><text:span text:style-name="T85"><text:line-break/></text:span><text:span text:style-name="T14">List* L = List::make(); </text:span></text:p>
            <text:p text:style-name="P15"><text:span text:style-name="T14">L→Add();</text:span><text:span text:style-name="T14"><text:line-break/></text:span><text:span text:style-name="T14"/></text:p>
          </draw:text-box>
        </draw:frame>
        <draw:custom-shape draw:name="Rectangle 3" draw:style-name="gr32" draw:text-style-name="P22" draw:layer="layout" svg:width="12.064cm" svg:height="15.874cm" svg:x="12.954cm" svg:y="1.652cm">
          <text:p text:style-name="P15"><text:span text:style-name="T85">In List.cpp file:</text:span></text:p>
          <text:p text:style-name="P15"><text:span text:style-name="T52">class</text:span><text:span text:style-name="T53"> ListImpl:</text:span></text:p>
          <text:p text:style-name="P15"><text:span text:style-name="T52">public</text:span><text:span text:style-name="T53"> List{</text:span></text:p>
          <text:p text:style-name="P15"><text:span text:style-name="T53"><text:s text:c="3"/></text:span><text:span text:style-name="T52">int*</text:span><text:span text:style-name="T53"> theInts;</text:span></text:p>
          <text:p text:style-name="P15"><text:span text:style-name="T53"><text:s text:c="3"/></text:span><text:span text:style-name="T52">int</text:span><text:span text:style-name="T53"> numInts;</text:span><text:span text:style-name="T53"><text:line-break/></text:span><text:span text:style-name="T52">public</text:span><text:span text:style-name="T53">: </text:span><text:span text:style-name="T53"><text:line-break/></text:span><text:span text:style-name="T53"> <text:s text:c="2"/></text:span><text:span text:style-name="T52">void</text:span><text:span text:style-name="T53"> Add() { … }</text:span><text:span text:style-name="T53"><text:line-break/></text:span><text:span text:style-name="T53">}; </text:span></text:p>
          <text:p text:style-name="P15"><text:span text:style-name="T53"><text:line-break/></text:span><text:span text:style-name="T53">List* List::make() { </text:span><text:span text:style-name="T53"><text:line-break/></text:span><text:span text:style-name="T53">   </text:span><text:span text:style-name="T52">return</text:span><text:span text:style-name="T53"> </text:span><text:span text:style-name="T52">new</text:span><text:span text:style-name="T53"> ListImpl; </text:span><text:span text:style-name="T53"><text:line-break/></text:span><text:span text:style-name="T5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7" draw:style-name="gr2" draw:text-style-name="P17" draw:layer="layout" svg:x1="12.7cm" svg:y1="2.751cm" svg:x2="12.701cm" svg:y2="18.415cm">
          <text:p/>
        </draw:lin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48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1">1/5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</text:span><text:span text:style-name="MT5">ץ </text:span><text:span text:style-name="MT5">כד</text:span><text:span text:style-name="MT5">י </text:span><text:span text:style-name="MT5">לע</text:span><text:span text:style-name="MT5">רו</text:span><text:span text:style-name="MT5">ך </text:span><text:span text:style-name="MT5">סג</text:span><text:span text:style-name="MT5">נון </text:span><text:span text:style-name="MT5">כו</text:span><text:span text:style-name="MT5">תר</text:span><text:span text:style-name="MT5">ת </text:span><text:span text:style-name="MT5">ש</text:span><text:span text:style-name="MT5">ל </text:span><text:span text:style-name="MT5">ת</text:span><text:span text:style-name="MT5">בני</text:span><text:span text:style-name="MT5">ת </text:span><text:span text:style-name="MT5">בס</text:span><text:span text:style-name="MT5">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</text:span><text:span text:style-name="MT6">ץ </text:span><text:span text:style-name="MT6">כד</text:span><text:span text:style-name="MT6">י </text:span><text:span text:style-name="MT6">לע</text:span><text:span text:style-name="MT6">רו</text:span><text:span text:style-name="MT6">ך </text:span><text:span text:style-name="MT6">סג</text:span><text:span text:style-name="MT6">נון </text:span><text:span text:style-name="MT6">כו</text:span><text:span text:style-name="MT6">תר</text:span><text:span text:style-name="MT6">ת </text:span><text:span text:style-name="MT6">ש</text:span><text:span text:style-name="MT6">ל </text:span><text:span text:style-name="MT6">ת</text:span><text:span text:style-name="MT6">בני</text:span><text:span text:style-name="MT6">ת </text:span><text:span text:style-name="MT6">בס</text:span><text:span text:style-name="MT6">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</text:span><text:span text:style-name="MT6">ץ </text:span><text:span text:style-name="MT6">כד</text:span><text:span text:style-name="MT6">י </text:span><text:span text:style-name="MT6">לע</text:span><text:span text:style-name="MT6">רו</text:span><text:span text:style-name="MT6">ך </text:span><text:span text:style-name="MT6">סג</text:span><text:span text:style-name="MT6">נון </text:span><text:span text:style-name="MT6">כו</text:span><text:span text:style-name="MT6">תר</text:span><text:span text:style-name="MT6">ת </text:span><text:span text:style-name="MT6">ש</text:span><text:span text:style-name="MT6">ל </text:span><text:span text:style-name="MT6">ת</text:span><text:span text:style-name="MT6">בני</text:span><text:span text:style-name="MT6">ת </text:span><text:span text:style-name="MT6">בס</text:span><text:span text:style-name="MT6">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תבנית </text:span><text:span text:style-name="MT7">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</text:span><text:span text:style-name="MT6">ץ </text:span><text:span text:style-name="MT6">כד</text:span><text:span text:style-name="MT6">י </text:span><text:span text:style-name="MT6">לע</text:span><text:span text:style-name="MT6">רו</text:span><text:span text:style-name="MT6">ך </text:span><text:span text:style-name="MT6">סג</text:span><text:span text:style-name="MT6">נון </text:span><text:span text:style-name="MT6">כו</text:span><text:span text:style-name="MT6">תר</text:span><text:span text:style-name="MT6">ת </text:span><text:span text:style-name="MT6">ש</text:span><text:span text:style-name="MT6">ל </text:span><text:span text:style-name="MT6">ת</text:span><text:span text:style-name="MT6">בני</text:span><text:span text:style-name="MT6">ת </text:span><text:span text:style-name="MT6">בס</text:span><text:span text:style-name="MT6">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1">1/5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05</meta:editing-cycles>
    <meta:print-date>1999-11-04T13:06:28</meta:print-date>
    <meta:creation-date>1999-10-10T10:49:40</meta:creation-date>
    <dc:date>2018-05-01T11:49:07.175877460</dc:date>
    <meta:editing-duration>P28DT2H52M21S</meta:editing-duration>
    <meta:generator>LibreOffice/5.1.6.2$Linux_X86_64 LibreOffice_project/10m0$Build-2</meta:generator>
    <meta:document-statistic meta:object-count="457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